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7.0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7.391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29.236cm"/>
    </style:style>
    <style:style style:name="co13" style:family="table-column">
      <style:table-column-properties fo:break-before="auto" style:column-width="8.698cm"/>
    </style:style>
    <style:style style:name="co14" style:family="table-column">
      <style:table-column-properties fo:break-before="auto" style:column-width="6.301cm"/>
    </style:style>
    <style:style style:name="co15" style:family="table-column">
      <style:table-column-properties fo:break-before="auto" style:column-width="5.156cm"/>
    </style:style>
    <style:style style:name="co1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for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];[.B1];[.C1];[.D1];[.E1];[.F1];[.G1];[.H1];[.I1];[.J1];[.K1];[.N1])" office:value-type="string" office:string-value="Echo &quot;Creating script for copy commands&quot;" calcext:value-type="string">
            <text:p>Echo "Creating script for copy commands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2];[.B2];[.C2];[.D2];[.E2];[.F2];[.G2];[.H2];[.I2];[.J2];[.K2];[.N2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" &gt; RAM:CopyCommands1</text:p>
          </table:table-cell>
          <table:table-cell/>
          <table:table-cell table:formula="of:=CONCATENATE([.A3];[.B3];[.C3];[.D3];[.E3];[.F3];[.G3];[.H3];[.I3];[.J3];[.K3];[.N3])" office:value-type="string" office:string-value="Echo &quot;Failat 21&quot; &gt; RAM:CopyCommands1" calcext:value-type="string">
            <text:p>Echo "Failat 21" 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];[.B4];[.C4];[.D4];[.E4];[.F4];[.G4];[.H4];[.I4];[.J4];[.K4];[.N4])" office:value-type="string" office:string-value="Echo &quot;Echo *&quot;Running Part 1*&quot;&quot; &gt;&gt; RAM:CopyCommands1" calcext:value-type="string">
            <text:p>Echo "Echo *"Running Part 1*"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2</text:p>
          </table:table-cell>
          <table:table-cell/>
          <table:table-cell table:formula="of:=CONCATENATE([.A5];[.B5];[.C5];[.D5];[.E5];[.F5];[.G5];[.H5];[.I5];[.J5];[.K5];[.N5])" office:value-type="string" office:string-value="Echo &quot;Echo *&quot;Running Part 3*&quot;&quot; &gt; RAM:CopyCommands2" calcext:value-type="string">
            <text:p>Echo "Echo *"Running Part 3*"" 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3</text:p>
          </table:table-cell>
          <table:table-cell/>
          <table:table-cell table:formula="of:=CONCATENATE([.A6];[.B6];[.C6];[.D6];[.E6];[.F6];[.G6];[.H6];[.I6];[.J6];[.K6];[.N6])" office:value-type="string" office:string-value="Echo &quot;Echo *&quot;Running Part 4*&quot;&quot; &gt; RAM:CopyCommands3" calcext:value-type="string">
            <text:p>Echo "Echo *"Running Part 4*"" 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toFilter</text:p>
          </table:table-cell>
          <table:table-cell/>
          <table:table-cell table:formula="of:=CONCATENATE([.A7];[.B7];[.C7];[.D7];[.E7];[.F7];[.G7];[.H7];[.I7];[.J7];[.K7];[.N7])" office:value-type="string" office:string-value="Echo &quot;Echo *&quot;Running Part 2*&quot;&quot; &gt; RAM:CopyCommandstoFilter" calcext:value-type="string">
            <text:p>Echo "Echo *"Running Part 2*"" &gt; RAM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Menu</text:p>
          </table:table-cell>
          <table:table-cell table:number-columns-repeated="10"/>
          <table:table-cell office:value-type="string" calcext:value-type="string">
            <text:p>" &gt;&gt; RAM:CopyCommands1</text:p>
          </table:table-cell>
          <table:table-cell/>
          <table:table-cell table:formula="of:=CONCATENATE([.A8];[.B8];[.C8];[.D8];[.E8];[.F8];[.G8];[.H8];[.I8];[.J8];[.K8];[.N8])" office:value-type="string" office:string-value="Echo &quot;makedir AGS:Menu&quot; &gt;&gt; RAM:CopyCommands1" calcext:value-type="string">
            <text:p>Echo "makedir AGS:Men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];[.B9];[.C9];[.D9];[.E9];[.F9];[.G9];[.H9];[.I9];[.J9];[.K9];[.N9])" office:value-type="string" office:string-value="Echo &quot;makedir AGS:ProgramText&quot; &gt;&gt; RAM:CopyCommands1" calcext:value-type="string">
            <text:p>Echo "makedir AGS:ProgramTex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0];[.B10];[.C10];[.D10];[.E10];[.F10];[.G10];[.H10];[.I10];[.J10];[.K10];[.N10])" office:value-type="string" office:string-value="Echo &quot;makedir AGS:ScreenShots&quot; &gt;&gt; RAM:CopyCommands1" calcext:value-type="string">
            <text:p>Echo "makedir AGS:ScreenShot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1];[.B11];[.C11];[.D11];[.E11];[.F11];[.G11];[.H11];[.I11];[.J11];[.K11];[.N11])" office:value-type="string" office:string-value="Echo &quot;makedir AGS:ProgramText/0&quot; &gt;&gt; RAM:CopyCommands1" calcext:value-type="string">
            <text:p>Echo "makedir AGS:ProgramText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2];[.B12];[.C12];[.D12];[.E12];[.F12];[.G12];[.H12];[.I12];[.J12];[.K12];[.N12])" office:value-type="string" office:string-value="Echo &quot;makedir AGS:ProgramText/1&quot; &gt;&gt; RAM:CopyCommands1" calcext:value-type="string">
            <text:p>Echo "makedir AGS:ProgramText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3];[.B13];[.C13];[.D13];[.E13];[.F13];[.G13];[.H13];[.I13];[.J13];[.K13];[.N13])" office:value-type="string" office:string-value="Echo &quot;makedir AGS:ProgramText/2&quot; &gt;&gt; RAM:CopyCommands1" calcext:value-type="string">
            <text:p>Echo "makedir AGS:ProgramText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4];[.B14];[.C14];[.D14];[.E14];[.F14];[.G14];[.H14];[.I14];[.J14];[.K14];[.N14])" office:value-type="string" office:string-value="Echo &quot;makedir AGS:ProgramText/3&quot; &gt;&gt; RAM:CopyCommands1" calcext:value-type="string">
            <text:p>Echo "makedir AGS:ProgramText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5];[.B15];[.C15];[.D15];[.E15];[.F15];[.G15];[.H15];[.I15];[.J15];[.K15];[.N15])" office:value-type="string" office:string-value="Echo &quot;makedir AGS:ProgramText/4&quot; &gt;&gt; RAM:CopyCommands1" calcext:value-type="string">
            <text:p>Echo "makedir AGS:ProgramText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6];[.B16];[.C16];[.D16];[.E16];[.F16];[.G16];[.H16];[.I16];[.J16];[.K16];[.N16])" office:value-type="string" office:string-value="Echo &quot;makedir AGS:ProgramText/5&quot; &gt;&gt; RAM:CopyCommands1" calcext:value-type="string">
            <text:p>Echo "makedir AGS:ProgramText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7];[.B17];[.C17];[.D17];[.E17];[.F17];[.G17];[.H17];[.I17];[.J17];[.K17];[.N17])" office:value-type="string" office:string-value="Echo &quot;makedir AGS:ProgramText/6&quot; &gt;&gt; RAM:CopyCommands1" calcext:value-type="string">
            <text:p>Echo "makedir AGS:ProgramText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8];[.B18];[.C18];[.D18];[.E18];[.F18];[.G18];[.H18];[.I18];[.J18];[.K18];[.N18])" office:value-type="string" office:string-value="Echo &quot;makedir AGS:ProgramText/7&quot; &gt;&gt; RAM:CopyCommands1" calcext:value-type="string">
            <text:p>Echo "makedir AGS:ProgramText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9];[.B19];[.C19];[.D19];[.E19];[.F19];[.G19];[.H19];[.I19];[.J19];[.K19];[.N19])" office:value-type="string" office:string-value="Echo &quot;makedir AGS:ProgramText/8&quot; &gt;&gt; RAM:CopyCommands1" calcext:value-type="string">
            <text:p>Echo "makedir AGS:ProgramText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0];[.B20];[.C20];[.D20];[.E20];[.F20];[.G20];[.H20];[.I20];[.J20];[.K20];[.N20])" office:value-type="string" office:string-value="Echo &quot;makedir AGS:ProgramText/9&quot; &gt;&gt; RAM:CopyCommands1" calcext:value-type="string">
            <text:p>Echo "makedir AGS:ProgramText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1];[.B21];[.C21];[.D21];[.E21];[.F21];[.G21];[.H21];[.I21];[.J21];[.K21];[.N21])" office:value-type="string" office:string-value="Echo &quot;makedir AGS:ProgramText/a&quot; &gt;&gt; RAM:CopyCommands1" calcext:value-type="string">
            <text:p>Echo "makedir AGS:ProgramText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2];[.B22];[.C22];[.D22];[.E22];[.F22];[.G22];[.H22];[.I22];[.J22];[.K22];[.N22])" office:value-type="string" office:string-value="Echo &quot;makedir AGS:ProgramText/b&quot; &gt;&gt; RAM:CopyCommands1" calcext:value-type="string">
            <text:p>Echo "makedir AGS:ProgramText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3];[.B23];[.C23];[.D23];[.E23];[.F23];[.G23];[.H23];[.I23];[.J23];[.K23];[.N23])" office:value-type="string" office:string-value="Echo &quot;makedir AGS:ProgramText/c&quot; &gt;&gt; RAM:CopyCommands1" calcext:value-type="string">
            <text:p>Echo "makedir AGS:ProgramText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4];[.B24];[.C24];[.D24];[.E24];[.F24];[.G24];[.H24];[.I24];[.J24];[.K24];[.N24])" office:value-type="string" office:string-value="Echo &quot;makedir AGS:ProgramText/d&quot; &gt;&gt; RAM:CopyCommands1" calcext:value-type="string">
            <text:p>Echo "makedir AGS:ProgramText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5];[.B25];[.C25];[.D25];[.E25];[.F25];[.G25];[.H25];[.I25];[.J25];[.K25];[.N25])" office:value-type="string" office:string-value="Echo &quot;makedir AGS:ProgramText/e&quot; &gt;&gt; RAM:CopyCommands1" calcext:value-type="string">
            <text:p>Echo "makedir AGS:ProgramText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6];[.B26];[.C26];[.D26];[.E26];[.F26];[.G26];[.H26];[.I26];[.J26];[.K26];[.N26])" office:value-type="string" office:string-value="Echo &quot;makedir AGS:ProgramText/f&quot; &gt;&gt; RAM:CopyCommands1" calcext:value-type="string">
            <text:p>Echo "makedir AGS:ProgramText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7];[.B27];[.C27];[.D27];[.E27];[.F27];[.G27];[.H27];[.I27];[.J27];[.K27];[.N27])" office:value-type="string" office:string-value="Echo &quot;makedir AGS:ProgramText/g&quot; &gt;&gt; RAM:CopyCommands1" calcext:value-type="string">
            <text:p>Echo "makedir AGS:ProgramText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8];[.B28];[.C28];[.D28];[.E28];[.F28];[.G28];[.H28];[.I28];[.J28];[.K28];[.N28])" office:value-type="string" office:string-value="Echo &quot;makedir AGS:ProgramText/h&quot; &gt;&gt; RAM:CopyCommands1" calcext:value-type="string">
            <text:p>Echo "makedir AGS:ProgramText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9];[.B29];[.C29];[.D29];[.E29];[.F29];[.G29];[.H29];[.I29];[.J29];[.K29];[.N29])" office:value-type="string" office:string-value="Echo &quot;makedir AGS:ProgramText/I&quot; &gt;&gt; RAM:CopyCommands1" calcext:value-type="string">
            <text:p>Echo "makedir AGS:ProgramText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0];[.B30];[.C30];[.D30];[.E30];[.F30];[.G30];[.H30];[.I30];[.J30];[.K30];[.N30])" office:value-type="string" office:string-value="Echo &quot;makedir AGS:ProgramText/j&quot; &gt;&gt; RAM:CopyCommands1" calcext:value-type="string">
            <text:p>Echo "makedir AGS:ProgramText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1];[.B31];[.C31];[.D31];[.E31];[.F31];[.G31];[.H31];[.I31];[.J31];[.K31];[.N31])" office:value-type="string" office:string-value="Echo &quot;makedir AGS:ProgramText/k&quot; &gt;&gt; RAM:CopyCommands1" calcext:value-type="string">
            <text:p>Echo "makedir AGS:ProgramText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2];[.B32];[.C32];[.D32];[.E32];[.F32];[.G32];[.H32];[.I32];[.J32];[.K32];[.N32])" office:value-type="string" office:string-value="Echo &quot;makedir AGS:ProgramText/l&quot; &gt;&gt; RAM:CopyCommands1" calcext:value-type="string">
            <text:p>Echo "makedir AGS:ProgramText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3];[.B33];[.C33];[.D33];[.E33];[.F33];[.G33];[.H33];[.I33];[.J33];[.K33];[.N33])" office:value-type="string" office:string-value="Echo &quot;makedir AGS:ProgramText/m&quot; &gt;&gt; RAM:CopyCommands1" calcext:value-type="string">
            <text:p>Echo "makedir AGS:ProgramText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4];[.B34];[.C34];[.D34];[.E34];[.F34];[.G34];[.H34];[.I34];[.J34];[.K34];[.N34])" office:value-type="string" office:string-value="Echo &quot;makedir AGS:ProgramText/n&quot; &gt;&gt; RAM:CopyCommands1" calcext:value-type="string">
            <text:p>Echo "makedir AGS:ProgramText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5];[.B35];[.C35];[.D35];[.E35];[.F35];[.G35];[.H35];[.I35];[.J35];[.K35];[.N35])" office:value-type="string" office:string-value="Echo &quot;makedir AGS:ProgramText/o&quot; &gt;&gt; RAM:CopyCommands1" calcext:value-type="string">
            <text:p>Echo "makedir AGS:ProgramText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6];[.B36];[.C36];[.D36];[.E36];[.F36];[.G36];[.H36];[.I36];[.J36];[.K36];[.N36])" office:value-type="string" office:string-value="Echo &quot;makedir AGS:ProgramText/p&quot; &gt;&gt; RAM:CopyCommands1" calcext:value-type="string">
            <text:p>Echo "makedir AGS:ProgramText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7];[.B37];[.C37];[.D37];[.E37];[.F37];[.G37];[.H37];[.I37];[.J37];[.K37];[.N37])" office:value-type="string" office:string-value="Echo &quot;makedir AGS:ProgramText/q&quot; &gt;&gt; RAM:CopyCommands1" calcext:value-type="string">
            <text:p>Echo "makedir AGS:ProgramText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8];[.B38];[.C38];[.D38];[.E38];[.F38];[.G38];[.H38];[.I38];[.J38];[.K38];[.N38])" office:value-type="string" office:string-value="Echo &quot;makedir AGS:ProgramText/r&quot; &gt;&gt; RAM:CopyCommands1" calcext:value-type="string">
            <text:p>Echo "makedir AGS:ProgramText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9];[.B39];[.C39];[.D39];[.E39];[.F39];[.G39];[.H39];[.I39];[.J39];[.K39];[.N39])" office:value-type="string" office:string-value="Echo &quot;makedir AGS:ProgramText/s&quot; &gt;&gt; RAM:CopyCommands1" calcext:value-type="string">
            <text:p>Echo "makedir AGS:ProgramText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0];[.B40];[.C40];[.D40];[.E40];[.F40];[.G40];[.H40];[.I40];[.J40];[.K40];[.N40])" office:value-type="string" office:string-value="Echo &quot;makedir AGS:ProgramText/t&quot; &gt;&gt; RAM:CopyCommands1" calcext:value-type="string">
            <text:p>Echo "makedir AGS:ProgramText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1];[.B41];[.C41];[.D41];[.E41];[.F41];[.G41];[.H41];[.I41];[.J41];[.K41];[.N41])" office:value-type="string" office:string-value="Echo &quot;makedir AGS:ProgramText/u&quot; &gt;&gt; RAM:CopyCommands1" calcext:value-type="string">
            <text:p>Echo "makedir AGS:ProgramText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2];[.B42];[.C42];[.D42];[.E42];[.F42];[.G42];[.H42];[.I42];[.J42];[.K42];[.N42])" office:value-type="string" office:string-value="Echo &quot;makedir AGS:ProgramText/v&quot; &gt;&gt; RAM:CopyCommands1" calcext:value-type="string">
            <text:p>Echo "makedir AGS:ProgramText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3];[.B43];[.C43];[.D43];[.E43];[.F43];[.G43];[.H43];[.I43];[.J43];[.K43];[.N43])" office:value-type="string" office:string-value="Echo &quot;makedir AGS:ProgramText/w&quot; &gt;&gt; RAM:CopyCommands1" calcext:value-type="string">
            <text:p>Echo "makedir AGS:ProgramText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4];[.B44];[.C44];[.D44];[.E44];[.F44];[.G44];[.H44];[.I44];[.J44];[.K44];[.N44])" office:value-type="string" office:string-value="Echo &quot;makedir AGS:ProgramText/x&quot; &gt;&gt; RAM:CopyCommands1" calcext:value-type="string">
            <text:p>Echo "makedir AGS:ProgramText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5];[.B45];[.C45];[.D45];[.E45];[.F45];[.G45];[.H45];[.I45];[.J45];[.K45];[.N45])" office:value-type="string" office:string-value="Echo &quot;makedir AGS:ProgramText/y&quot; &gt;&gt; RAM:CopyCommands1" calcext:value-type="string">
            <text:p>Echo "makedir AGS:ProgramText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6];[.B46];[.C46];[.D46];[.E46];[.F46];[.G46];[.H46];[.I46];[.J46];[.K46];[.N46])" office:value-type="string" office:string-value="Echo &quot;makedir AGS:ProgramText/z&quot; &gt;&gt; RAM:CopyCommands1" calcext:value-type="string">
            <text:p>Echo "makedir AGS:ProgramText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7];[.B47];[.C47];[.D47];[.E47];[.F47];[.G47];[.H47];[.I47];[.J47];[.K47];[.N47])" office:value-type="string" office:string-value="Echo &quot;makedir AGS:ProgramText/[&quot; &gt;&gt; RAM:CopyCommands1" calcext:value-type="string">
            <text:p>Echo "makedir AGS:ProgramText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8];[.B48];[.C48];[.D48];[.E48];[.F48];[.G48];[.H48];[.I48];[.J48];[.K48];[.N48])" office:value-type="string" office:string-value="Echo &quot;makedir AGS:ProgramText/-&quot; &gt;&gt; RAM:CopyCommands1" calcext:value-type="string">
            <text:p>Echo "makedir AGS:ProgramText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9];[.B49];[.C49];[.D49];[.E49];[.F49];[.G49];[.H49];[.I49];[.J49];[.K49];[.N49])" office:value-type="string" office:string-value="Echo &quot;makedir AGS:ProgramText/+&quot; &gt;&gt; RAM:CopyCommands1" calcext:value-type="string">
            <text:p>Echo "makedir AGS:ProgramText/+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0];[.B50];[.C50];[.D50];[.E50];[.F50];[.G50];[.H50];[.I50];[.J50];[.K50];[.N50])" office:value-type="string" office:string-value="Echo &quot;makedir AGS:ScreenShots/0&quot; &gt;&gt; RAM:CopyCommands1" calcext:value-type="string">
            <text:p>Echo "makedir AGS:ScreenShots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1];[.B51];[.C51];[.D51];[.E51];[.F51];[.G51];[.H51];[.I51];[.J51];[.K51];[.N51])" office:value-type="string" office:string-value="Echo &quot;makedir AGS:ScreenShots/1&quot; &gt;&gt; RAM:CopyCommands1" calcext:value-type="string">
            <text:p>Echo "makedir AGS:ScreenShots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2];[.B52];[.C52];[.D52];[.E52];[.F52];[.G52];[.H52];[.I52];[.J52];[.K52];[.N52])" office:value-type="string" office:string-value="Echo &quot;makedir AGS:ScreenShots/2&quot; &gt;&gt; RAM:CopyCommands1" calcext:value-type="string">
            <text:p>Echo "makedir AGS:ScreenShots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3];[.B53];[.C53];[.D53];[.E53];[.F53];[.G53];[.H53];[.I53];[.J53];[.K53];[.N53])" office:value-type="string" office:string-value="Echo &quot;makedir AGS:ScreenShots/3&quot; &gt;&gt; RAM:CopyCommands1" calcext:value-type="string">
            <text:p>Echo "makedir AGS:ScreenShots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4];[.B54];[.C54];[.D54];[.E54];[.F54];[.G54];[.H54];[.I54];[.J54];[.K54];[.N54])" office:value-type="string" office:string-value="Echo &quot;makedir AGS:ScreenShots/4&quot; &gt;&gt; RAM:CopyCommands1" calcext:value-type="string">
            <text:p>Echo "makedir AGS:ScreenShots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5];[.B55];[.C55];[.D55];[.E55];[.F55];[.G55];[.H55];[.I55];[.J55];[.K55];[.N55])" office:value-type="string" office:string-value="Echo &quot;makedir AGS:ScreenShots/5&quot; &gt;&gt; RAM:CopyCommands1" calcext:value-type="string">
            <text:p>Echo "makedir AGS:ScreenShots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6];[.B56];[.C56];[.D56];[.E56];[.F56];[.G56];[.H56];[.I56];[.J56];[.K56];[.N56])" office:value-type="string" office:string-value="Echo &quot;makedir AGS:ScreenShots/6&quot; &gt;&gt; RAM:CopyCommands1" calcext:value-type="string">
            <text:p>Echo "makedir AGS:ScreenShots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7];[.B57];[.C57];[.D57];[.E57];[.F57];[.G57];[.H57];[.I57];[.J57];[.K57];[.N57])" office:value-type="string" office:string-value="Echo &quot;makedir AGS:ScreenShots/7&quot; &gt;&gt; RAM:CopyCommands1" calcext:value-type="string">
            <text:p>Echo "makedir AGS:ScreenShots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8];[.B58];[.C58];[.D58];[.E58];[.F58];[.G58];[.H58];[.I58];[.J58];[.K58];[.N58])" office:value-type="string" office:string-value="Echo &quot;makedir AGS:ScreenShots/8&quot; &gt;&gt; RAM:CopyCommands1" calcext:value-type="string">
            <text:p>Echo "makedir AGS:ScreenShots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9];[.B59];[.C59];[.D59];[.E59];[.F59];[.G59];[.H59];[.I59];[.J59];[.K59];[.N59])" office:value-type="string" office:string-value="Echo &quot;makedir AGS:ScreenShots/9&quot; &gt;&gt; RAM:CopyCommands1" calcext:value-type="string">
            <text:p>Echo "makedir AGS:ScreenShots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0];[.B60];[.C60];[.D60];[.E60];[.F60];[.G60];[.H60];[.I60];[.J60];[.K60];[.N60])" office:value-type="string" office:string-value="Echo &quot;makedir AGS:ScreenShots/a&quot; &gt;&gt; RAM:CopyCommands1" calcext:value-type="string">
            <text:p>Echo "makedir AGS:ScreenShots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1];[.B61];[.C61];[.D61];[.E61];[.F61];[.G61];[.H61];[.I61];[.J61];[.K61];[.N61])" office:value-type="string" office:string-value="Echo &quot;makedir AGS:ScreenShots/b&quot; &gt;&gt; RAM:CopyCommands1" calcext:value-type="string">
            <text:p>Echo "makedir AGS:ScreenShots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2];[.B62];[.C62];[.D62];[.E62];[.F62];[.G62];[.H62];[.I62];[.J62];[.K62];[.N62])" office:value-type="string" office:string-value="Echo &quot;makedir AGS:ScreenShots/c&quot; &gt;&gt; RAM:CopyCommands1" calcext:value-type="string">
            <text:p>Echo "makedir AGS:ScreenShots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3];[.B63];[.C63];[.D63];[.E63];[.F63];[.G63];[.H63];[.I63];[.J63];[.K63];[.N63])" office:value-type="string" office:string-value="Echo &quot;makedir AGS:ScreenShots/d&quot; &gt;&gt; RAM:CopyCommands1" calcext:value-type="string">
            <text:p>Echo "makedir AGS:ScreenShots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4];[.B64];[.C64];[.D64];[.E64];[.F64];[.G64];[.H64];[.I64];[.J64];[.K64];[.N64])" office:value-type="string" office:string-value="Echo &quot;makedir AGS:ScreenShots/e&quot; &gt;&gt; RAM:CopyCommands1" calcext:value-type="string">
            <text:p>Echo "makedir AGS:ScreenShots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5];[.B65];[.C65];[.D65];[.E65];[.F65];[.G65];[.H65];[.I65];[.J65];[.K65];[.N65])" office:value-type="string" office:string-value="Echo &quot;makedir AGS:ScreenShots/f&quot; &gt;&gt; RAM:CopyCommands1" calcext:value-type="string">
            <text:p>Echo "makedir AGS:ScreenShots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6];[.B66];[.C66];[.D66];[.E66];[.F66];[.G66];[.H66];[.I66];[.J66];[.K66];[.N66])" office:value-type="string" office:string-value="Echo &quot;makedir AGS:ScreenShots/g&quot; &gt;&gt; RAM:CopyCommands1" calcext:value-type="string">
            <text:p>Echo "makedir AGS:ScreenShots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7];[.B67];[.C67];[.D67];[.E67];[.F67];[.G67];[.H67];[.I67];[.J67];[.K67];[.N67])" office:value-type="string" office:string-value="Echo &quot;makedir AGS:ScreenShots/h&quot; &gt;&gt; RAM:CopyCommands1" calcext:value-type="string">
            <text:p>Echo "makedir AGS:ScreenShots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8];[.B68];[.C68];[.D68];[.E68];[.F68];[.G68];[.H68];[.I68];[.J68];[.K68];[.N68])" office:value-type="string" office:string-value="Echo &quot;makedir AGS:ScreenShots/I&quot; &gt;&gt; RAM:CopyCommands1" calcext:value-type="string">
            <text:p>Echo "makedir AGS:ScreenShots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9];[.B69];[.C69];[.D69];[.E69];[.F69];[.G69];[.H69];[.I69];[.J69];[.K69];[.N69])" office:value-type="string" office:string-value="Echo &quot;makedir AGS:ScreenShots/j&quot; &gt;&gt; RAM:CopyCommands1" calcext:value-type="string">
            <text:p>Echo "makedir AGS:ScreenShots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0];[.B70];[.C70];[.D70];[.E70];[.F70];[.G70];[.H70];[.I70];[.J70];[.K70];[.N70])" office:value-type="string" office:string-value="Echo &quot;makedir AGS:ScreenShots/k&quot; &gt;&gt; RAM:CopyCommands1" calcext:value-type="string">
            <text:p>Echo "makedir AGS:ScreenShots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1];[.B71];[.C71];[.D71];[.E71];[.F71];[.G71];[.H71];[.I71];[.J71];[.K71];[.N71])" office:value-type="string" office:string-value="Echo &quot;makedir AGS:ScreenShots/l&quot; &gt;&gt; RAM:CopyCommands1" calcext:value-type="string">
            <text:p>Echo "makedir AGS:ScreenShots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2];[.B72];[.C72];[.D72];[.E72];[.F72];[.G72];[.H72];[.I72];[.J72];[.K72];[.N72])" office:value-type="string" office:string-value="Echo &quot;makedir AGS:ScreenShots/m&quot; &gt;&gt; RAM:CopyCommands1" calcext:value-type="string">
            <text:p>Echo "makedir AGS:ScreenShots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3];[.B73];[.C73];[.D73];[.E73];[.F73];[.G73];[.H73];[.I73];[.J73];[.K73];[.N73])" office:value-type="string" office:string-value="Echo &quot;makedir AGS:ScreenShots/n&quot; &gt;&gt; RAM:CopyCommands1" calcext:value-type="string">
            <text:p>Echo "makedir AGS:ScreenShots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4];[.B74];[.C74];[.D74];[.E74];[.F74];[.G74];[.H74];[.I74];[.J74];[.K74];[.N74])" office:value-type="string" office:string-value="Echo &quot;makedir AGS:ScreenShots/o&quot; &gt;&gt; RAM:CopyCommands1" calcext:value-type="string">
            <text:p>Echo "makedir AGS:ScreenShots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5];[.B75];[.C75];[.D75];[.E75];[.F75];[.G75];[.H75];[.I75];[.J75];[.K75];[.N75])" office:value-type="string" office:string-value="Echo &quot;makedir AGS:ScreenShots/p&quot; &gt;&gt; RAM:CopyCommands1" calcext:value-type="string">
            <text:p>Echo "makedir AGS:ScreenShots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6];[.B76];[.C76];[.D76];[.E76];[.F76];[.G76];[.H76];[.I76];[.J76];[.K76];[.N76])" office:value-type="string" office:string-value="Echo &quot;makedir AGS:ScreenShots/q&quot; &gt;&gt; RAM:CopyCommands1" calcext:value-type="string">
            <text:p>Echo "makedir AGS:ScreenShots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7];[.B77];[.C77];[.D77];[.E77];[.F77];[.G77];[.H77];[.I77];[.J77];[.K77];[.N77])" office:value-type="string" office:string-value="Echo &quot;makedir AGS:ScreenShots/r&quot; &gt;&gt; RAM:CopyCommands1" calcext:value-type="string">
            <text:p>Echo "makedir AGS:ScreenShots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8];[.B78];[.C78];[.D78];[.E78];[.F78];[.G78];[.H78];[.I78];[.J78];[.K78];[.N78])" office:value-type="string" office:string-value="Echo &quot;makedir AGS:ScreenShots/s&quot; &gt;&gt; RAM:CopyCommands1" calcext:value-type="string">
            <text:p>Echo "makedir AGS:ScreenShots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9];[.B79];[.C79];[.D79];[.E79];[.F79];[.G79];[.H79];[.I79];[.J79];[.K79];[.N79])" office:value-type="string" office:string-value="Echo &quot;makedir AGS:ScreenShots/t&quot; &gt;&gt; RAM:CopyCommands1" calcext:value-type="string">
            <text:p>Echo "makedir AGS:ScreenShots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0];[.B80];[.C80];[.D80];[.E80];[.F80];[.G80];[.H80];[.I80];[.J80];[.K80];[.N80])" office:value-type="string" office:string-value="Echo &quot;makedir AGS:ScreenShots/u&quot; &gt;&gt; RAM:CopyCommands1" calcext:value-type="string">
            <text:p>Echo "makedir AGS:ScreenShots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1];[.B81];[.C81];[.D81];[.E81];[.F81];[.G81];[.H81];[.I81];[.J81];[.K81];[.N81])" office:value-type="string" office:string-value="Echo &quot;makedir AGS:ScreenShots/v&quot; &gt;&gt; RAM:CopyCommands1" calcext:value-type="string">
            <text:p>Echo "makedir AGS:ScreenShots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2];[.B82];[.C82];[.D82];[.E82];[.F82];[.G82];[.H82];[.I82];[.J82];[.K82];[.N82])" office:value-type="string" office:string-value="Echo &quot;makedir AGS:ScreenShots/w&quot; &gt;&gt; RAM:CopyCommands1" calcext:value-type="string">
            <text:p>Echo "makedir AGS:ScreenShots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3];[.B83];[.C83];[.D83];[.E83];[.F83];[.G83];[.H83];[.I83];[.J83];[.K83];[.N83])" office:value-type="string" office:string-value="Echo &quot;makedir AGS:ScreenShots/x&quot; &gt;&gt; RAM:CopyCommands1" calcext:value-type="string">
            <text:p>Echo "makedir AGS:ScreenShots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4];[.B84];[.C84];[.D84];[.E84];[.F84];[.G84];[.H84];[.I84];[.J84];[.K84];[.N84])" office:value-type="string" office:string-value="Echo &quot;makedir AGS:ScreenShots/y&quot; &gt;&gt; RAM:CopyCommands1" calcext:value-type="string">
            <text:p>Echo "makedir AGS:ScreenShots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5];[.B85];[.C85];[.D85];[.E85];[.F85];[.G85];[.H85];[.I85];[.J85];[.K85];[.N85])" office:value-type="string" office:string-value="Echo &quot;makedir AGS:ScreenShots/z&quot; &gt;&gt; RAM:CopyCommands1" calcext:value-type="string">
            <text:p>Echo "makedir AGS:ScreenShots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6];[.B86];[.C86];[.D86];[.E86];[.F86];[.G86];[.H86];[.I86];[.J86];[.K86];[.N86])" office:value-type="string" office:string-value="Echo &quot;makedir AGS:ScreenShots/[&quot; &gt;&gt; RAM:CopyCommands1" calcext:value-type="string">
            <text:p>Echo "makedir AGS:ScreenShots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7];[.B87];[.C87];[.D87];[.E87];[.F87];[.G87];[.H87];[.I87];[.J87];[.K87];[.N87])" office:value-type="string" office:string-value="Echo &quot;makedir AGS:ScreenShots/-&quot; &gt;&gt; RAM:CopyCommands1" calcext:value-type="string">
            <text:p>Echo "makedir AGS:ScreenShots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8];[.B88];[.C88];[.D88];[.E88];[.F88];[.G88];[.H88];[.I88];[.J88];[.K88];[.N88])" office:value-type="string" office:string-value="Echo &quot;makedir AGS:ScreenShots/+&quot; &gt;&gt; RAM:CopyCommands1" calcext:value-type="string">
            <text:p>Echo "makedir AGS:ScreenShots/+" &gt;&gt; RAM:CopyCommands1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89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89];[.B89];[.C89];[.D89];[.E89];[.F89];[.G89];[.H89];[.I89];[.J89];[.K89];[.G89];[.H89];[.L89];[.M89];[.N89])" office:value-type="string" office:string-value="list all files AGS: PAT=(0#?.run) LFORMAT=&quot;copy *&quot;%P%M.txt*&quot; *&quot;AGS:ProgramText/0/*&quot; QUIET *ncopy *&quot;%P%M#?.iff*&quot; *&quot;AGS:Screenshots/0/*&quot; QUIET *ndelete *&quot;%P%M#?.iff*&quot; QUIET *ndelete *&quot;%P%M.txt*&quot; QUIET&quot; &gt;&gt; RAM:CopyCommandstoFilter" calcext:value-type="string">
            <text:p>list all files AGS: PAT=(0#?.run) LFORMAT="copy *"%P%M.txt*" *"AGS:ProgramText/0/*" QUIET *ncopy *"%P%M#?.iff*" *"AGS:Screenshots/0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0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0];[.B90];[.C90];[.D90];[.E90];[.F90];[.G90];[.H90];[.I90];[.J90];[.K90];[.G90];[.H90];[.L90];[.M90];[.N90])" office:value-type="string" office:string-value="list all files AGS: PAT=(1#?.run) LFORMAT=&quot;copy *&quot;%P%M.txt*&quot; *&quot;AGS:ProgramText/1/*&quot; QUIET *ncopy *&quot;%P%M#?.iff*&quot; *&quot;AGS:Screenshots/1/*&quot; QUIET *ndelete *&quot;%P%M#?.iff*&quot; QUIET *ndelete *&quot;%P%M.txt*&quot; QUIET&quot; &gt;&gt; RAM:CopyCommandstoFilter" calcext:value-type="string">
            <text:p>list all files AGS: PAT=(1#?.run) LFORMAT="copy *"%P%M.txt*" *"AGS:ProgramText/1/*" QUIET *ncopy *"%P%M#?.iff*" *"AGS:Screenshots/1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1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1];[.B91];[.C91];[.D91];[.E91];[.F91];[.G91];[.H91];[.I91];[.J91];[.K91];[.G91];[.H91];[.L91];[.M91];[.N91])" office:value-type="string" office:string-value="list all files AGS: PAT=(2#?.run) LFORMAT=&quot;copy *&quot;%P%M.txt*&quot; *&quot;AGS:ProgramText/2/*&quot; QUIET *ncopy *&quot;%P%M#?.iff*&quot; *&quot;AGS:Screenshots/2/*&quot; QUIET *ndelete *&quot;%P%M#?.iff*&quot; QUIET *ndelete *&quot;%P%M.txt*&quot; QUIET&quot; &gt;&gt; RAM:CopyCommandstoFilter" calcext:value-type="string">
            <text:p>list all files AGS: PAT=(2#?.run) LFORMAT="copy *"%P%M.txt*" *"AGS:ProgramText/2/*" QUIET *ncopy *"%P%M#?.iff*" *"AGS:Screenshots/2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2];[.B92];[.C92];[.D92];[.E92];[.F92];[.G92];[.H92];[.I92];[.J92];[.K92];[.G92];[.H92];[.L92];[.M92];[.N92])" office:value-type="string" office:string-value="list all files AGS: PAT=(3#?.run) LFORMAT=&quot;copy *&quot;%P%M.txt*&quot; *&quot;AGS:ProgramText/3/*&quot; QUIET *ncopy *&quot;%P%M#?.iff*&quot; *&quot;AGS:Screenshots/3/*&quot; QUIET *ndelete *&quot;%P%M#?.iff*&quot; QUIET *ndelete *&quot;%P%M.txt*&quot; QUIET&quot; &gt;&gt; RAM:CopyCommandstoFilter" calcext:value-type="string">
            <text:p>list all files AGS: PAT=(3#?.run) LFORMAT="copy *"%P%M.txt*" *"AGS:ProgramText/3/*" QUIET *ncopy *"%P%M#?.iff*" *"AGS:Screenshots/3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3];[.B93];[.C93];[.D93];[.E93];[.F93];[.G93];[.H93];[.I93];[.J93];[.K93];[.G93];[.H93];[.L93];[.M93];[.N93])" office:value-type="string" office:string-value="list all files AGS: PAT=(4#?.run) LFORMAT=&quot;copy *&quot;%P%M.txt*&quot; *&quot;AGS:ProgramText/4/*&quot; QUIET *ncopy *&quot;%P%M#?.iff*&quot; *&quot;AGS:Screenshots/4/*&quot; QUIET *ndelete *&quot;%P%M#?.iff*&quot; QUIET *ndelete *&quot;%P%M.txt*&quot; QUIET&quot; &gt;&gt; RAM:CopyCommandstoFilter" calcext:value-type="string">
            <text:p>list all files AGS: PAT=(4#?.run) LFORMAT="copy *"%P%M.txt*" *"AGS:ProgramText/4/*" QUIET *ncopy *"%P%M#?.iff*" *"AGS:Screenshots/4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4];[.B94];[.C94];[.D94];[.E94];[.F94];[.G94];[.H94];[.I94];[.J94];[.K94];[.G94];[.H94];[.L94];[.M94];[.N94])" office:value-type="string" office:string-value="list all files AGS: PAT=(5#?.run) LFORMAT=&quot;copy *&quot;%P%M.txt*&quot; *&quot;AGS:ProgramText/5/*&quot; QUIET *ncopy *&quot;%P%M#?.iff*&quot; *&quot;AGS:Screenshots/5/*&quot; QUIET *ndelete *&quot;%P%M#?.iff*&quot; QUIET *ndelete *&quot;%P%M.txt*&quot; QUIET&quot; &gt;&gt; RAM:CopyCommandstoFilter" calcext:value-type="string">
            <text:p>list all files AGS: PAT=(5#?.run) LFORMAT="copy *"%P%M.txt*" *"AGS:ProgramText/5/*" QUIET *ncopy *"%P%M#?.iff*" *"AGS:Screenshots/5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5];[.B95];[.C95];[.D95];[.E95];[.F95];[.G95];[.H95];[.I95];[.J95];[.K95];[.G95];[.H95];[.L95];[.M95];[.N95])" office:value-type="string" office:string-value="list all files AGS: PAT=(6#?.run) LFORMAT=&quot;copy *&quot;%P%M.txt*&quot; *&quot;AGS:ProgramText/6/*&quot; QUIET *ncopy *&quot;%P%M#?.iff*&quot; *&quot;AGS:Screenshots/6/*&quot; QUIET *ndelete *&quot;%P%M#?.iff*&quot; QUIET *ndelete *&quot;%P%M.txt*&quot; QUIET&quot; &gt;&gt; RAM:CopyCommandstoFilter" calcext:value-type="string">
            <text:p>list all files AGS: PAT=(6#?.run) LFORMAT="copy *"%P%M.txt*" *"AGS:ProgramText/6/*" QUIET *ncopy *"%P%M#?.iff*" *"AGS:Screenshots/6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6];[.B96];[.C96];[.D96];[.E96];[.F96];[.G96];[.H96];[.I96];[.J96];[.K96];[.G96];[.H96];[.L96];[.M96];[.N96])" office:value-type="string" office:string-value="list all files AGS: PAT=(7#?.run) LFORMAT=&quot;copy *&quot;%P%M.txt*&quot; *&quot;AGS:ProgramText/7/*&quot; QUIET *ncopy *&quot;%P%M#?.iff*&quot; *&quot;AGS:Screenshots/7/*&quot; QUIET *ndelete *&quot;%P%M#?.iff*&quot; QUIET *ndelete *&quot;%P%M.txt*&quot; QUIET&quot; &gt;&gt; RAM:CopyCommandstoFilter" calcext:value-type="string">
            <text:p>list all files AGS: PAT=(7#?.run) LFORMAT="copy *"%P%M.txt*" *"AGS:ProgramText/7/*" QUIET *ncopy *"%P%M#?.iff*" *"AGS:Screenshots/7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7];[.B97];[.C97];[.D97];[.E97];[.F97];[.G97];[.H97];[.I97];[.J97];[.K97];[.G97];[.H97];[.L97];[.M97];[.N97])" office:value-type="string" office:string-value="list all files AGS: PAT=(8#?.run) LFORMAT=&quot;copy *&quot;%P%M.txt*&quot; *&quot;AGS:ProgramText/8/*&quot; QUIET *ncopy *&quot;%P%M#?.iff*&quot; *&quot;AGS:Screenshots/8/*&quot; QUIET *ndelete *&quot;%P%M#?.iff*&quot; QUIET *ndelete *&quot;%P%M.txt*&quot; QUIET&quot; &gt;&gt; RAM:CopyCommandstoFilter" calcext:value-type="string">
            <text:p>list all files AGS: PAT=(8#?.run) LFORMAT="copy *"%P%M.txt*" *"AGS:ProgramText/8/*" QUIET *ncopy *"%P%M#?.iff*" *"AGS:Screenshots/8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8];[.B98];[.C98];[.D98];[.E98];[.F98];[.G98];[.H98];[.I98];[.J98];[.K98];[.G98];[.H98];[.L98];[.M98];[.N98])" office:value-type="string" office:string-value="list all files AGS: PAT=(9#?.run) LFORMAT=&quot;copy *&quot;%P%M.txt*&quot; *&quot;AGS:ProgramText/9/*&quot; QUIET *ncopy *&quot;%P%M#?.iff*&quot; *&quot;AGS:Screenshots/9/*&quot; QUIET *ndelete *&quot;%P%M#?.iff*&quot; QUIET *ndelete *&quot;%P%M.txt*&quot; QUIET&quot; &gt;&gt; RAM:CopyCommandstoFilter" calcext:value-type="string">
            <text:p>list all files AGS: PAT=(9#?.run) LFORMAT="copy *"%P%M.txt*" *"AGS:ProgramText/9/*" QUIET *ncopy *"%P%M#?.iff*" *"AGS:Screenshots/9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9];[.B99];[.C99];[.D99];[.E99];[.F99];[.G99];[.H99];[.I99];[.J99];[.K99];[.G99];[.H99];[.L99];[.M99];[.N99])" office:value-type="string" office:string-value="list all files AGS: PAT=(a#?.run) LFORMAT=&quot;copy *&quot;%P%M.txt*&quot; *&quot;AGS:ProgramText/a/*&quot; QUIET *ncopy *&quot;%P%M#?.iff*&quot; *&quot;AGS:Screenshots/a/*&quot; QUIET *ndelete *&quot;%P%M#?.iff*&quot; QUIET *ndelete *&quot;%P%M.txt*&quot; QUIET&quot; &gt;&gt; RAM:CopyCommandstoFilter" calcext:value-type="string">
            <text:p>list all files AGS: PAT=(a#?.run) LFORMAT="copy *"%P%M.txt*" *"AGS:ProgramText/a/*" QUIET *ncopy *"%P%M#?.iff*" *"AGS:Screenshots/a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0];[.B100];[.C100];[.D100];[.E100];[.F100];[.G100];[.H100];[.I100];[.J100];[.K100];[.G100];[.H100];[.L100];[.M100];[.N100])" office:value-type="string" office:string-value="list all files AGS: PAT=(b#?.run) LFORMAT=&quot;copy *&quot;%P%M.txt*&quot; *&quot;AGS:ProgramText/b/*&quot; QUIET *ncopy *&quot;%P%M#?.iff*&quot; *&quot;AGS:Screenshots/b/*&quot; QUIET *ndelete *&quot;%P%M#?.iff*&quot; QUIET *ndelete *&quot;%P%M.txt*&quot; QUIET&quot; &gt;&gt; RAM:CopyCommandstoFilter" calcext:value-type="string">
            <text:p>list all files AGS: PAT=(b#?.run) LFORMAT="copy *"%P%M.txt*" *"AGS:ProgramText/b/*" QUIET *ncopy *"%P%M#?.iff*" *"AGS:Screenshots/b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1];[.B101];[.C101];[.D101];[.E101];[.F101];[.G101];[.H101];[.I101];[.J101];[.K101];[.G101];[.H101];[.L101];[.M101];[.N101])" office:value-type="string" office:string-value="list all files AGS: PAT=(c#?.run) LFORMAT=&quot;copy *&quot;%P%M.txt*&quot; *&quot;AGS:ProgramText/c/*&quot; QUIET *ncopy *&quot;%P%M#?.iff*&quot; *&quot;AGS:Screenshots/c/*&quot; QUIET *ndelete *&quot;%P%M#?.iff*&quot; QUIET *ndelete *&quot;%P%M.txt*&quot; QUIET&quot; &gt;&gt; RAM:CopyCommandstoFilter" calcext:value-type="string">
            <text:p>list all files AGS: PAT=(c#?.run) LFORMAT="copy *"%P%M.txt*" *"AGS:ProgramText/c/*" QUIET *ncopy *"%P%M#?.iff*" *"AGS:Screenshots/c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2];[.B102];[.C102];[.D102];[.E102];[.F102];[.G102];[.H102];[.I102];[.J102];[.K102];[.G102];[.H102];[.L102];[.M102];[.N102])" office:value-type="string" office:string-value="list all files AGS: PAT=(d#?.run) LFORMAT=&quot;copy *&quot;%P%M.txt*&quot; *&quot;AGS:ProgramText/d/*&quot; QUIET *ncopy *&quot;%P%M#?.iff*&quot; *&quot;AGS:Screenshots/d/*&quot; QUIET *ndelete *&quot;%P%M#?.iff*&quot; QUIET *ndelete *&quot;%P%M.txt*&quot; QUIET&quot; &gt;&gt; RAM:CopyCommandstoFilter" calcext:value-type="string">
            <text:p>list all files AGS: PAT=(d#?.run) LFORMAT="copy *"%P%M.txt*" *"AGS:ProgramText/d/*" QUIET *ncopy *"%P%M#?.iff*" *"AGS:Screenshots/d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3];[.B103];[.C103];[.D103];[.E103];[.F103];[.G103];[.H103];[.I103];[.J103];[.K103];[.G103];[.H103];[.L103];[.M103];[.N103])" office:value-type="string" office:string-value="list all files AGS: PAT=(e#?.run) LFORMAT=&quot;copy *&quot;%P%M.txt*&quot; *&quot;AGS:ProgramText/e/*&quot; QUIET *ncopy *&quot;%P%M#?.iff*&quot; *&quot;AGS:Screenshots/e/*&quot; QUIET *ndelete *&quot;%P%M#?.iff*&quot; QUIET *ndelete *&quot;%P%M.txt*&quot; QUIET&quot; &gt;&gt; RAM:CopyCommandstoFilter" calcext:value-type="string">
            <text:p>list all files AGS: PAT=(e#?.run) LFORMAT="copy *"%P%M.txt*" *"AGS:ProgramText/e/*" QUIET *ncopy *"%P%M#?.iff*" *"AGS:Screenshots/e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4];[.B104];[.C104];[.D104];[.E104];[.F104];[.G104];[.H104];[.I104];[.J104];[.K104];[.G104];[.H104];[.L104];[.M104];[.N104])" office:value-type="string" office:string-value="list all files AGS: PAT=(f#?.run) LFORMAT=&quot;copy *&quot;%P%M.txt*&quot; *&quot;AGS:ProgramText/f/*&quot; QUIET *ncopy *&quot;%P%M#?.iff*&quot; *&quot;AGS:Screenshots/f/*&quot; QUIET *ndelete *&quot;%P%M#?.iff*&quot; QUIET *ndelete *&quot;%P%M.txt*&quot; QUIET&quot; &gt;&gt; RAM:CopyCommandstoFilter" calcext:value-type="string">
            <text:p>list all files AGS: PAT=(f#?.run) LFORMAT="copy *"%P%M.txt*" *"AGS:ProgramText/f/*" QUIET *ncopy *"%P%M#?.iff*" *"AGS:Screenshots/f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5];[.B105];[.C105];[.D105];[.E105];[.F105];[.G105];[.H105];[.I105];[.J105];[.K105];[.G105];[.H105];[.L105];[.M105];[.N105])" office:value-type="string" office:string-value="list all files AGS: PAT=(g#?.run) LFORMAT=&quot;copy *&quot;%P%M.txt*&quot; *&quot;AGS:ProgramText/g/*&quot; QUIET *ncopy *&quot;%P%M#?.iff*&quot; *&quot;AGS:Screenshots/g/*&quot; QUIET *ndelete *&quot;%P%M#?.iff*&quot; QUIET *ndelete *&quot;%P%M.txt*&quot; QUIET&quot; &gt;&gt; RAM:CopyCommandstoFilter" calcext:value-type="string">
            <text:p>list all files AGS: PAT=(g#?.run) LFORMAT="copy *"%P%M.txt*" *"AGS:ProgramText/g/*" QUIET *ncopy *"%P%M#?.iff*" *"AGS:Screenshots/g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6];[.B106];[.C106];[.D106];[.E106];[.F106];[.G106];[.H106];[.I106];[.J106];[.K106];[.G106];[.H106];[.L106];[.M106];[.N106])" office:value-type="string" office:string-value="list all files AGS: PAT=(h#?.run) LFORMAT=&quot;copy *&quot;%P%M.txt*&quot; *&quot;AGS:ProgramText/h/*&quot; QUIET *ncopy *&quot;%P%M#?.iff*&quot; *&quot;AGS:Screenshots/h/*&quot; QUIET *ndelete *&quot;%P%M#?.iff*&quot; QUIET *ndelete *&quot;%P%M.txt*&quot; QUIET&quot; &gt;&gt; RAM:CopyCommandstoFilter" calcext:value-type="string">
            <text:p>list all files AGS: PAT=(h#?.run) LFORMAT="copy *"%P%M.txt*" *"AGS:ProgramText/h/*" QUIET *ncopy *"%P%M#?.iff*" *"AGS:Screenshots/h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7];[.B107];[.C107];[.D107];[.E107];[.F107];[.G107];[.H107];[.I107];[.J107];[.K107];[.G107];[.H107];[.L107];[.M107];[.N107])" office:value-type="string" office:string-value="list all files AGS: PAT=(I#?.run) LFORMAT=&quot;copy *&quot;%P%M.txt*&quot; *&quot;AGS:ProgramText/I/*&quot; QUIET *ncopy *&quot;%P%M#?.iff*&quot; *&quot;AGS:Screenshots/I/*&quot; QUIET *ndelete *&quot;%P%M#?.iff*&quot; QUIET *ndelete *&quot;%P%M.txt*&quot; QUIET&quot; &gt;&gt; RAM:CopyCommandstoFilter" calcext:value-type="string">
            <text:p>list all files AGS: PAT=(I#?.run) LFORMAT="copy *"%P%M.txt*" *"AGS:ProgramText/I/*" QUIET *ncopy *"%P%M#?.iff*" *"AGS:Screenshots/I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8];[.B108];[.C108];[.D108];[.E108];[.F108];[.G108];[.H108];[.I108];[.J108];[.K108];[.G108];[.H108];[.L108];[.M108];[.N108])" office:value-type="string" office:string-value="list all files AGS: PAT=(j#?.run) LFORMAT=&quot;copy *&quot;%P%M.txt*&quot; *&quot;AGS:ProgramText/j/*&quot; QUIET *ncopy *&quot;%P%M#?.iff*&quot; *&quot;AGS:Screenshots/j/*&quot; QUIET *ndelete *&quot;%P%M#?.iff*&quot; QUIET *ndelete *&quot;%P%M.txt*&quot; QUIET&quot; &gt;&gt; RAM:CopyCommandstoFilter" calcext:value-type="string">
            <text:p>list all files AGS: PAT=(j#?.run) LFORMAT="copy *"%P%M.txt*" *"AGS:ProgramText/j/*" QUIET *ncopy *"%P%M#?.iff*" *"AGS:Screenshots/j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9];[.B109];[.C109];[.D109];[.E109];[.F109];[.G109];[.H109];[.I109];[.J109];[.K109];[.G109];[.H109];[.L109];[.M109];[.N109])" office:value-type="string" office:string-value="list all files AGS: PAT=(k#?.run) LFORMAT=&quot;copy *&quot;%P%M.txt*&quot; *&quot;AGS:ProgramText/k/*&quot; QUIET *ncopy *&quot;%P%M#?.iff*&quot; *&quot;AGS:Screenshots/k/*&quot; QUIET *ndelete *&quot;%P%M#?.iff*&quot; QUIET *ndelete *&quot;%P%M.txt*&quot; QUIET&quot; &gt;&gt; RAM:CopyCommandstoFilter" calcext:value-type="string">
            <text:p>list all files AGS: PAT=(k#?.run) LFORMAT="copy *"%P%M.txt*" *"AGS:ProgramText/k/*" QUIET *ncopy *"%P%M#?.iff*" *"AGS:Screenshots/k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0];[.B110];[.C110];[.D110];[.E110];[.F110];[.G110];[.H110];[.I110];[.J110];[.K110];[.G110];[.H110];[.L110];[.M110];[.N110])" office:value-type="string" office:string-value="list all files AGS: PAT=(l#?.run) LFORMAT=&quot;copy *&quot;%P%M.txt*&quot; *&quot;AGS:ProgramText/l/*&quot; QUIET *ncopy *&quot;%P%M#?.iff*&quot; *&quot;AGS:Screenshots/l/*&quot; QUIET *ndelete *&quot;%P%M#?.iff*&quot; QUIET *ndelete *&quot;%P%M.txt*&quot; QUIET&quot; &gt;&gt; RAM:CopyCommandstoFilter" calcext:value-type="string">
            <text:p>list all files AGS: PAT=(l#?.run) LFORMAT="copy *"%P%M.txt*" *"AGS:ProgramText/l/*" QUIET *ncopy *"%P%M#?.iff*" *"AGS:Screenshots/l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1];[.B111];[.C111];[.D111];[.E111];[.F111];[.G111];[.H111];[.I111];[.J111];[.K111];[.G111];[.H111];[.L111];[.M111];[.N111])" office:value-type="string" office:string-value="list all files AGS: PAT=(m#?.run) LFORMAT=&quot;copy *&quot;%P%M.txt*&quot; *&quot;AGS:ProgramText/m/*&quot; QUIET *ncopy *&quot;%P%M#?.iff*&quot; *&quot;AGS:Screenshots/m/*&quot; QUIET *ndelete *&quot;%P%M#?.iff*&quot; QUIET *ndelete *&quot;%P%M.txt*&quot; QUIET&quot; &gt;&gt; RAM:CopyCommandstoFilter" calcext:value-type="string">
            <text:p>list all files AGS: PAT=(m#?.run) LFORMAT="copy *"%P%M.txt*" *"AGS:ProgramText/m/*" QUIET *ncopy *"%P%M#?.iff*" *"AGS:Screenshots/m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2];[.B112];[.C112];[.D112];[.E112];[.F112];[.G112];[.H112];[.I112];[.J112];[.K112];[.G112];[.H112];[.L112];[.M112];[.N112])" office:value-type="string" office:string-value="list all files AGS: PAT=(n#?.run) LFORMAT=&quot;copy *&quot;%P%M.txt*&quot; *&quot;AGS:ProgramText/n/*&quot; QUIET *ncopy *&quot;%P%M#?.iff*&quot; *&quot;AGS:Screenshots/n/*&quot; QUIET *ndelete *&quot;%P%M#?.iff*&quot; QUIET *ndelete *&quot;%P%M.txt*&quot; QUIET&quot; &gt;&gt; RAM:CopyCommandstoFilter" calcext:value-type="string">
            <text:p>list all files AGS: PAT=(n#?.run) LFORMAT="copy *"%P%M.txt*" *"AGS:ProgramText/n/*" QUIET *ncopy *"%P%M#?.iff*" *"AGS:Screenshots/n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3];[.B113];[.C113];[.D113];[.E113];[.F113];[.G113];[.H113];[.I113];[.J113];[.K113];[.G113];[.H113];[.L113];[.M113];[.N113])" office:value-type="string" office:string-value="list all files AGS: PAT=(o#?.run) LFORMAT=&quot;copy *&quot;%P%M.txt*&quot; *&quot;AGS:ProgramText/o/*&quot; QUIET *ncopy *&quot;%P%M#?.iff*&quot; *&quot;AGS:Screenshots/o/*&quot; QUIET *ndelete *&quot;%P%M#?.iff*&quot; QUIET *ndelete *&quot;%P%M.txt*&quot; QUIET&quot; &gt;&gt; RAM:CopyCommandstoFilter" calcext:value-type="string">
            <text:p>list all files AGS: PAT=(o#?.run) LFORMAT="copy *"%P%M.txt*" *"AGS:ProgramText/o/*" QUIET *ncopy *"%P%M#?.iff*" *"AGS:Screenshots/o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4];[.B114];[.C114];[.D114];[.E114];[.F114];[.G114];[.H114];[.I114];[.J114];[.K114];[.G114];[.H114];[.L114];[.M114];[.N114])" office:value-type="string" office:string-value="list all files AGS: PAT=(p#?.run) LFORMAT=&quot;copy *&quot;%P%M.txt*&quot; *&quot;AGS:ProgramText/p/*&quot; QUIET *ncopy *&quot;%P%M#?.iff*&quot; *&quot;AGS:Screenshots/p/*&quot; QUIET *ndelete *&quot;%P%M#?.iff*&quot; QUIET *ndelete *&quot;%P%M.txt*&quot; QUIET&quot; &gt;&gt; RAM:CopyCommandstoFilter" calcext:value-type="string">
            <text:p>list all files AGS: PAT=(p#?.run) LFORMAT="copy *"%P%M.txt*" *"AGS:ProgramText/p/*" QUIET *ncopy *"%P%M#?.iff*" *"AGS:Screenshots/p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5];[.B115];[.C115];[.D115];[.E115];[.F115];[.G115];[.H115];[.I115];[.J115];[.K115];[.G115];[.H115];[.L115];[.M115];[.N115])" office:value-type="string" office:string-value="list all files AGS: PAT=(q#?.run) LFORMAT=&quot;copy *&quot;%P%M.txt*&quot; *&quot;AGS:ProgramText/q/*&quot; QUIET *ncopy *&quot;%P%M#?.iff*&quot; *&quot;AGS:Screenshots/q/*&quot; QUIET *ndelete *&quot;%P%M#?.iff*&quot; QUIET *ndelete *&quot;%P%M.txt*&quot; QUIET&quot; &gt;&gt; RAM:CopyCommandstoFilter" calcext:value-type="string">
            <text:p>list all files AGS: PAT=(q#?.run) LFORMAT="copy *"%P%M.txt*" *"AGS:ProgramText/q/*" QUIET *ncopy *"%P%M#?.iff*" *"AGS:Screenshots/q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6];[.B116];[.C116];[.D116];[.E116];[.F116];[.G116];[.H116];[.I116];[.J116];[.K116];[.G116];[.H116];[.L116];[.M116];[.N116])" office:value-type="string" office:string-value="list all files AGS: PAT=(r#?.run) LFORMAT=&quot;copy *&quot;%P%M.txt*&quot; *&quot;AGS:ProgramText/r/*&quot; QUIET *ncopy *&quot;%P%M#?.iff*&quot; *&quot;AGS:Screenshots/r/*&quot; QUIET *ndelete *&quot;%P%M#?.iff*&quot; QUIET *ndelete *&quot;%P%M.txt*&quot; QUIET&quot; &gt;&gt; RAM:CopyCommandstoFilter" calcext:value-type="string">
            <text:p>list all files AGS: PAT=(r#?.run) LFORMAT="copy *"%P%M.txt*" *"AGS:ProgramText/r/*" QUIET *ncopy *"%P%M#?.iff*" *"AGS:Screenshots/r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7];[.B117];[.C117];[.D117];[.E117];[.F117];[.G117];[.H117];[.I117];[.J117];[.K117];[.G117];[.H117];[.L117];[.M117];[.N117])" office:value-type="string" office:string-value="list all files AGS: PAT=(s#?.run) LFORMAT=&quot;copy *&quot;%P%M.txt*&quot; *&quot;AGS:ProgramText/s/*&quot; QUIET *ncopy *&quot;%P%M#?.iff*&quot; *&quot;AGS:Screenshots/s/*&quot; QUIET *ndelete *&quot;%P%M#?.iff*&quot; QUIET *ndelete *&quot;%P%M.txt*&quot; QUIET&quot; &gt;&gt; RAM:CopyCommandstoFilter" calcext:value-type="string">
            <text:p>list all files AGS: PAT=(s#?.run) LFORMAT="copy *"%P%M.txt*" *"AGS:ProgramText/s/*" QUIET *ncopy *"%P%M#?.iff*" *"AGS:Screenshots/s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8];[.B118];[.C118];[.D118];[.E118];[.F118];[.G118];[.H118];[.I118];[.J118];[.K118];[.G118];[.H118];[.L118];[.M118];[.N118])" office:value-type="string" office:string-value="list all files AGS: PAT=(t#?.run) LFORMAT=&quot;copy *&quot;%P%M.txt*&quot; *&quot;AGS:ProgramText/t/*&quot; QUIET *ncopy *&quot;%P%M#?.iff*&quot; *&quot;AGS:Screenshots/t/*&quot; QUIET *ndelete *&quot;%P%M#?.iff*&quot; QUIET *ndelete *&quot;%P%M.txt*&quot; QUIET&quot; &gt;&gt; RAM:CopyCommandstoFilter" calcext:value-type="string">
            <text:p>list all files AGS: PAT=(t#?.run) LFORMAT="copy *"%P%M.txt*" *"AGS:ProgramText/t/*" QUIET *ncopy *"%P%M#?.iff*" *"AGS:Screenshots/t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9];[.B119];[.C119];[.D119];[.E119];[.F119];[.G119];[.H119];[.I119];[.J119];[.K119];[.G119];[.H119];[.L119];[.M119];[.N119])" office:value-type="string" office:string-value="list all files AGS: PAT=(u#?.run) LFORMAT=&quot;copy *&quot;%P%M.txt*&quot; *&quot;AGS:ProgramText/u/*&quot; QUIET *ncopy *&quot;%P%M#?.iff*&quot; *&quot;AGS:Screenshots/u/*&quot; QUIET *ndelete *&quot;%P%M#?.iff*&quot; QUIET *ndelete *&quot;%P%M.txt*&quot; QUIET&quot; &gt;&gt; RAM:CopyCommandstoFilter" calcext:value-type="string">
            <text:p>list all files AGS: PAT=(u#?.run) LFORMAT="copy *"%P%M.txt*" *"AGS:ProgramText/u/*" QUIET *ncopy *"%P%M#?.iff*" *"AGS:Screenshots/u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0];[.B120];[.C120];[.D120];[.E120];[.F120];[.G120];[.H120];[.I120];[.J120];[.K120];[.G120];[.H120];[.L120];[.M120];[.N120])" office:value-type="string" office:string-value="list all files AGS: PAT=(v#?.run) LFORMAT=&quot;copy *&quot;%P%M.txt*&quot; *&quot;AGS:ProgramText/v/*&quot; QUIET *ncopy *&quot;%P%M#?.iff*&quot; *&quot;AGS:Screenshots/v/*&quot; QUIET *ndelete *&quot;%P%M#?.iff*&quot; QUIET *ndelete *&quot;%P%M.txt*&quot; QUIET&quot; &gt;&gt; RAM:CopyCommandstoFilter" calcext:value-type="string">
            <text:p>list all files AGS: PAT=(v#?.run) LFORMAT="copy *"%P%M.txt*" *"AGS:ProgramText/v/*" QUIET *ncopy *"%P%M#?.iff*" *"AGS:Screenshots/v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1];[.B121];[.C121];[.D121];[.E121];[.F121];[.G121];[.H121];[.I121];[.J121];[.K121];[.G121];[.H121];[.L121];[.M121];[.N121])" office:value-type="string" office:string-value="list all files AGS: PAT=(w#?.run) LFORMAT=&quot;copy *&quot;%P%M.txt*&quot; *&quot;AGS:ProgramText/w/*&quot; QUIET *ncopy *&quot;%P%M#?.iff*&quot; *&quot;AGS:Screenshots/w/*&quot; QUIET *ndelete *&quot;%P%M#?.iff*&quot; QUIET *ndelete *&quot;%P%M.txt*&quot; QUIET&quot; &gt;&gt; RAM:CopyCommandstoFilter" calcext:value-type="string">
            <text:p>list all files AGS: PAT=(w#?.run) LFORMAT="copy *"%P%M.txt*" *"AGS:ProgramText/w/*" QUIET *ncopy *"%P%M#?.iff*" *"AGS:Screenshots/w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2];[.B122];[.C122];[.D122];[.E122];[.F122];[.G122];[.H122];[.I122];[.J122];[.K122];[.G122];[.H122];[.L122];[.M122];[.N122])" office:value-type="string" office:string-value="list all files AGS: PAT=(x#?.run) LFORMAT=&quot;copy *&quot;%P%M.txt*&quot; *&quot;AGS:ProgramText/x/*&quot; QUIET *ncopy *&quot;%P%M#?.iff*&quot; *&quot;AGS:Screenshots/x/*&quot; QUIET *ndelete *&quot;%P%M#?.iff*&quot; QUIET *ndelete *&quot;%P%M.txt*&quot; QUIET&quot; &gt;&gt; RAM:CopyCommandstoFilter" calcext:value-type="string">
            <text:p>list all files AGS: PAT=(x#?.run) LFORMAT="copy *"%P%M.txt*" *"AGS:ProgramText/x/*" QUIET *ncopy *"%P%M#?.iff*" *"AGS:Screenshots/x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3];[.B123];[.C123];[.D123];[.E123];[.F123];[.G123];[.H123];[.I123];[.J123];[.K123];[.G123];[.H123];[.L123];[.M123];[.N123])" office:value-type="string" office:string-value="list all files AGS: PAT=(y#?.run) LFORMAT=&quot;copy *&quot;%P%M.txt*&quot; *&quot;AGS:ProgramText/y/*&quot; QUIET *ncopy *&quot;%P%M#?.iff*&quot; *&quot;AGS:Screenshots/y/*&quot; QUIET *ndelete *&quot;%P%M#?.iff*&quot; QUIET *ndelete *&quot;%P%M.txt*&quot; QUIET&quot; &gt;&gt; RAM:CopyCommandstoFilter" calcext:value-type="string">
            <text:p>list all files AGS: PAT=(y#?.run) LFORMAT="copy *"%P%M.txt*" *"AGS:ProgramText/y/*" QUIET *ncopy *"%P%M#?.iff*" *"AGS:Screenshots/y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4];[.B124];[.C124];[.D124];[.E124];[.F124];[.G124];[.H124];[.I124];[.J124];[.K124];[.G124];[.H124];[.L124];[.M124];[.N124])" office:value-type="string" office:string-value="list all files AGS: PAT=(z#?.run) LFORMAT=&quot;copy *&quot;%P%M.txt*&quot; *&quot;AGS:ProgramText/z/*&quot; QUIET *ncopy *&quot;%P%M#?.iff*&quot; *&quot;AGS:Screenshots/z/*&quot; QUIET *ndelete *&quot;%P%M#?.iff*&quot; QUIET *ndelete *&quot;%P%M.txt*&quot; QUIET&quot; &gt;&gt; RAM:CopyCommandstoFilter" calcext:value-type="string">
            <text:p>list all files AGS: PAT=(z#?.run) LFORMAT="copy *"%P%M.txt*" *"AGS:ProgramText/z/*" QUIET *ncopy *"%P%M#?.iff*" *"AGS:Screenshots/z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5];[.B125];[.C125];[.D125];[.E125];[.F125];[.G125];[.H125];[.I125];[.J125];[.K125];[.G125];[.H125];[.L125];[.M125];[.N125])" office:value-type="string" office:string-value="list all files AGS: PAT=([#?.run) LFORMAT=&quot;copy *&quot;%P%M.txt*&quot; *&quot;AGS:ProgramText/[/*&quot; QUIET *ncopy *&quot;%P%M#?.iff*&quot; *&quot;AGS:Screenshots/[/*&quot; QUIET *ndelete *&quot;%P%M#?.iff*&quot; QUIET *ndelete *&quot;%P%M.txt*&quot; QUIET&quot; &gt;&gt; RAM:CopyCommandstoFilter" calcext:value-type="string">
            <text:p>list all files AGS: PAT=([#?.run) LFORMAT="copy *"%P%M.txt*" *"AGS:ProgramText/[/*" QUIET *ncopy *"%P%M#?.iff*" *"AGS:Screenshots/[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6];[.B126];[.C126];[.D126];[.E126];[.F126];[.G126];[.H126];[.I126];[.J126];[.K126];[.G126];[.H126];[.L126];[.M126];[.N126])" office:value-type="string" office:string-value="list all files AGS: PAT=(-#?.run) LFORMAT=&quot;copy *&quot;%P%M.txt*&quot; *&quot;AGS:ProgramText/-/*&quot; QUIET *ncopy *&quot;%P%M#?.iff*&quot; *&quot;AGS:Screenshots/-/*&quot; QUIET *ndelete *&quot;%P%M#?.iff*&quot; QUIET *ndelete *&quot;%P%M.txt*&quot; QUIET&quot; &gt;&gt; RAM:CopyCommandstoFilter" calcext:value-type="string">
            <text:p>list all files AGS: PAT=(-#?.run) LFORMAT="copy *"%P%M.txt*" *"AGS:ProgramText/-/*" QUIET *ncopy *"%P%M#?.iff*" *"AGS:Screenshots/-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7];[.B127];[.C127];[.D127];[.E127];[.F127];[.G127];[.H127];[.I127];[.J127];[.K127];[.G127];[.H127];[.L127];[.M127];[.N127])" office:value-type="string" office:string-value="list all files AGS: PAT=(+#?.run) LFORMAT=&quot;copy *&quot;%P%M.txt*&quot; *&quot;AGS:ProgramText/+/*&quot; QUIET *ncopy *&quot;%P%M#?.iff*&quot; *&quot;AGS:Screenshots/+/*&quot; QUIET *ndelete *&quot;%P%M#?.iff*&quot; QUIET *ndelete *&quot;%P%M.txt*&quot; QUIET&quot; &gt;&gt; RAM:CopyCommandstoFilter" calcext:value-type="string">
            <text:p>list all files AGS: PAT=(+#?.run) LFORMAT="copy *"%P%M.txt*" *"AGS:ProgramText/+/*" QUIET *ncopy *"%P%M#?.iff*" *"AGS:Screenshots/+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#?.conf) LFORMAT="echo *"</text:p>
          </table:table-cell>
          <table:table-cell office:value-type="string" calcext:value-type="string">
            <text:p>menu_folder = AGS:Menu/</text:p>
          </table:table-cell>
          <table:table-cell office:value-type="string" calcext:value-type="string">
            <text:p>*" &gt;&gt; </text:p>
          </table:table-cell>
          <table:table-cell office:value-type="string" calcext:value-type="string">
            <text:p>*"%p%N*"</text:p>
          </table:table-cell>
          <table:table-cell office:value-type="string" calcext:value-type="string">
            <text:p>*necho </text:p>
          </table:table-cell>
          <table:table-cell office:value-type="string" calcext:value-type="string">
            <text:p>*"screenshot_dir = AGS:Screenshots/</text:p>
          </table:table-cell>
          <table:table-cell office:value-type="string" calcext:value-type="string">
            <text:p>*"text_dir = AGS:Text/</text:p>
          </table:table-cell>
          <table:table-cell office:value-type="string" calcext:value-type="string">
            <text:p>*"exclude_central_location = Emulators</text:p>
          </table:table-cell>
          <table:table-cell office:value-type="string" calcext:value-type="string">
            <text:p>*"non_central_picture_suffix = </text:p>
          </table:table-cell>
          <table:table-cell office:value-type="string" calcext:value-type="string">
            <text:p>_AGARTG_</text:p>
          </table:table-cell>
          <table:table-cell table:number-columns-repeated="2"/>
          <table:table-cell office:value-type="string" calcext:value-type="string">
            <text:p>" &gt;&gt; RAM:CopyCommands2</text:p>
          </table:table-cell>
          <table:table-cell/>
          <table:table-cell table:formula="of:=CONCATENATE([.A128];[.B128];[.C128];[.D128];[.E128];[.F128];[.G128];[.D128];[.E128];[.F128];[.I128];[.D128];[.E128];[.F128];[.H128];[.D128];[.E128];[.F128];[.J128];[.K128];[.D128];[.E128];[.N128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Text/*&quot; &gt;&gt; *&quot;%p%N*&quot;*necho *&quot;non_central_picture_suffix = _AGARTG_*&quot; &gt;&gt; *&quot;%p%N*&quot;&quot; &gt;&gt; RAM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Text/*" &gt;&gt; *"%p%N*"*necho *"non_central_picture_suffix = _AGARTG_*" &gt;&gt; *"%p%N*"" &gt;&gt; RAM:CopyCommands2</text:p>
          </table:table-cell>
        </table:table-row>
        <table:table-row table:style-name="ro1">
          <table:table-cell office:value-type="string" calcext:value-type="string">
            <text:p>list AGS: PAT=(#?.ags) Lformat="rename *"%P%N*" to *"</text:p>
          </table:table-cell>
          <table:table-cell office:value-type="string" calcext:value-type="string">
            <text:p>AGS:Menu/%P%N</text:p>
          </table:table-cell>
          <table:table-cell office:value-type="string" calcext:value-type="string">
            <text:p>*"*nrename *"%p%m.txt*" to *"</text:p>
          </table:table-cell>
          <table:table-cell office:value-type="string" calcext:value-type="string">
            <text:p>AGS:Menu</text:p>
          </table:table-cell>
          <table:table-cell office:value-type="string" calcext:value-type="string">
            <text:p>/%P</text:p>
          </table:table-cell>
          <table:table-cell office:value-type="string" calcext:value-type="string">
            <text:p>*"</text:p>
          </table:table-cell>
          <table:table-cell table:number-columns-repeated="7"/>
          <table:table-cell office:value-type="string" calcext:value-type="string">
            <text:p>" &gt;&gt; RAM:CopyCommands2</text:p>
          </table:table-cell>
          <table:table-cell/>
          <table:table-cell table:formula="of:=CONCATENATE([.A129];[.B129];[.C129];[.D129];[.F129];[.F129];[.G129];[.H129];[.I129];[.J129];[.K129];[.N129])" office:value-type="string" office:string-value="list AGS: PAT=(#?.ags) Lformat=&quot;rename *&quot;%P%N*&quot; to *&quot;AGS:Menu/%P%N*&quot;*nrename *&quot;%p%m.txt*&quot; to *&quot;AGS:Menu*&quot;*&quot;&quot; &gt;&gt; RAM:CopyCommands2" calcext:value-type="string">
            <text:p>list AGS: PAT=(#?.ags) Lformat="rename *"%P%N*" to *"AGS:Menu/%P%N*"*nrename *"%p%m.txt*" to *"AGS:Menu*"*"" &gt;&gt; RAM:CopyCommands2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#?.ags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8"/>
          <table:table-cell office:value-type="string" calcext:value-type="string">
            <text:p>" &gt;&gt; RAM:CopyCommands2</text:p>
          </table:table-cell>
          <table:table-cell/>
          <table:table-cell table:formula="of:=CONCATENATE([.A130];[.B130];[.C130];[.D130];[.E130];[.F130];[.G130];[.H130];[.I130];[.J130];[.K130];[.N130])" office:value-type="string" office:string-value="list all files &quot;AGS:#?.ags/&quot; PAT=(#?.iff) LFORMAT=&quot;rename *&quot;%P%N*&quot; to *&quot;%P%m_AGARTG_.iff*&quot;&quot; &gt;&gt; RAM:CopyCommands2" calcext:value-type="string">
            <text:p>list all files "AGS:#?.ags/" PAT=(#?.iff) LFORMAT="rename *"%P%N*" to *"%P%m_AGARTG_.iff*"" &gt;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" &gt;&gt; RAM:CopyCommands3</text:p>
          </table:table-cell>
          <table:table-cell/>
          <table:table-cell table:formula="of:=CONCATENATE([.A131];[.B131];[.C131];[.D131];[.E131];[.F131];[.G131];[.H131];[.I131];[.J131];[.K131];[.N131])" office:value-type="string" office:string-value="Echo &quot;Failat 10&quot; &gt;&gt; RAM:CopyCommands3" calcext:value-type="string">
            <text:p>Echo "Failat 10" &gt;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script to clean up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2];[.B132];[.C132];[.D132];[.E132];[.F132];[.G132];[.H132];[.I132];[.J132];[.K132];[.N132])" office:value-type="string" office:string-value="Echo &quot;Running script to clean up copy commands&quot;" calcext:value-type="string">
            <text:p>Echo "Running script to clean up copy commands"</text:p>
          </table:table-cell>
        </table:table-row>
        <table:table-row table:style-name="ro1">
          <table:table-cell office:value-type="string" calcext:value-type="string">
            <text:p>rx AGSBackup:AmmendCopyScript.rexx Ram:CopyCommandstoFilter RAM:FixCopyCommands</text:p>
          </table:table-cell>
          <table:table-cell table:number-columns-repeated="14"/>
          <table:table-cell table:formula="of:=CONCATENATE([.A133];[.B133];[.C133];[.D133];[.E133];[.F133];[.G133];[.H133];[.I133];[.J133];[.K133];[.N133])" office:value-type="string" office:string-value="rx AGSBackup:AmmendCopyScript.rexx Ram:CopyCommandstoFilter RAM:FixCopyCommands" calcext:value-type="string">
            <text:p>rx AGSBackup:AmmendCopyScript.rexx Ram:CopyCommandstoFilter RAM:FixCopyCommands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RAM:CopyCommands1 </text:p>
          </table:table-cell>
          <table:table-cell office:value-type="string" calcext:value-type="string">
            <text:p>Ram:FixCopyCommands </text:p>
          </table:table-cell>
          <table:table-cell office:value-type="string" calcext:value-type="string">
            <text:p>RAM:CopyCommands2 </text:p>
          </table:table-cell>
          <table:table-cell office:value-type="string" calcext:value-type="string">
            <text:p>RAM:CopyCommands3 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RAM:FinalCommands</text:p>
          </table:table-cell>
          <table:table-cell table:number-columns-repeated="8"/>
          <table:table-cell table:formula="of:=CONCATENATE([.A134];[.B134];[.C134];[.D134];[.E134];[.F134];[.G134])" office:value-type="string" office:string-value="JOIN RAM:CopyCommands1 Ram:FixCopyCommands RAM:CopyCommands2 RAM:CopyCommands3 as RAM:FinalCommands" calcext:value-type="string">
            <text:p>JOIN RAM:CopyCommands1 Ram:FixCopyCommands RAM:CopyCommands2 RAM:CopyCommands3 as RAM:FinalCommand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135];[.B135];[.C135];[.D135];[.E135];[.F135];[.G135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6];[.B136];[.C136];[.D136];[.E136];[.F136];[.G136];[.H136];[.I136];[.J136];[.K136];[.N136])" office:value-type="string" office:string-value="Echo &quot;Running Copy Commands&quot;" calcext:value-type="string">
            <text:p>Echo "Running Copy Commands"</text:p>
          </table:table-cell>
        </table:table-row>
        <table:table-row table:style-name="ro1">
          <table:table-cell office:value-type="string" calcext:value-type="string">
            <text:p>execute Ram:FixCopyCommands</text:p>
          </table:table-cell>
          <table:table-cell table:number-columns-repeated="14"/>
          <table:table-cell table:formula="of:=CONCATENATE([.A137];[.B137];[.C137];[.D137];[.E137];[.F137];[.G137];[.H137];[.I137];[.J137];[.K137];[.N137])" office:value-type="string" office:string-value="execute Ram:FixCopyCommands" calcext:value-type="string">
            <text:p>execute Ram:FixCopyCommands</text:p>
          </table:table-cell>
        </table:table-row>
      </table:table>
      <table:table table:name="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6366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2];[.B2];[.C2];[.D2];[.E2];[.F2];[.G2];[.H2];[.J2];[.K2];[.L2];[.M2];[.N2];[.O2];[.P2])" office:value-type="string" office:string-value="Echo &quot;Creating script to modify AGS install&quot;" calcext:value-type="string">
            <text:p>Echo "Creating script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3];[.B3];[.C3];[.D3];[.E3];[.F3];[.G3];[.H3];[.J3];[.K3];[.L3];[.M3];[.N3];[.O3];[.P3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1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Failat 21&quot; &gt; T:CopyCommands1" calcext:value-type="string">
            <text:p>Echo "Failat 21" 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FinalCommands2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Failat 21&quot; &gt; T:FinalCommands2" calcext:value-type="string">
            <text:p>Echo "Failat 21" 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CopyCommands1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Echo *&quot;Running Part 1*&quot;&quot; &gt;&gt; T:CopyCommands1" calcext:value-type="string">
            <text:p>Echo "Echo *"Running Part 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2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Echo *&quot;Running Part 3*&quot;&quot; &gt; T:CopyCommands2" calcext:value-type="string">
            <text:p>Echo "Echo *"Running Part 3*"" &gt; T:Copy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3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Echo *&quot;Running Part 4*&quot;&quot; &gt; T:CopyCommands3" calcext:value-type="string">
            <text:p>Echo "Echo *"Running Part 4*"" 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Echo *&quot;Running Part 5*&quot;&quot; &gt;&gt; T:FinalCommands2" calcext:value-type="string">
            <text:p>Echo "Echo *"Running Part 5*"" &gt;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toFilter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Echo *&quot;Running Part 2*&quot;&quot; &gt; T:CopyCommandstoFilter" calcext:value-type="string">
            <text:p>Echo "Echo *"Running Part 2*"" 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Menu</text:p>
          </table:table-cell>
          <table:table-cell table:number-columns-repeated="2"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AGS:Menu*&quot;&quot; &gt;&gt; T:CopyCommands1" calcext:value-type="string">
            <text:p>Echo "Makedir *"AGS:Men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AGS:ProgramText*&quot;&quot; &gt;&gt; T:CopyCommands1" calcext:value-type="string">
            <text:p>Echo "Makedir *"AGS:ProgramTex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AGS:ScreenShots*&quot;&quot; &gt;&gt; T:CopyCommands1" calcext:value-type="string">
            <text:p>Echo "Makedir *"AGS:ScreenShot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AGS:ProgramText/0*&quot;&quot; &gt;&gt; T:CopyCommands1" calcext:value-type="string">
            <text:p>Echo "Makedir *"AGS:ProgramText/0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AGS:ProgramText/1*&quot;&quot; &gt;&gt; T:CopyCommands1" calcext:value-type="string">
            <text:p>Echo "Makedir *"AGS:ProgramText/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AGS:ProgramText/2*&quot;&quot; &gt;&gt; T:CopyCommands1" calcext:value-type="string">
            <text:p>Echo "Makedir *"AGS:ProgramText/2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AGS:ProgramText/3*&quot;&quot; &gt;&gt; T:CopyCommands1" calcext:value-type="string">
            <text:p>Echo "Makedir *"AGS:ProgramText/3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AGS:ProgramText/4*&quot;&quot; &gt;&gt; T:CopyCommands1" calcext:value-type="string">
            <text:p>Echo "Makedir *"AGS:ProgramText/4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AGS:ProgramText/5*&quot;&quot; &gt;&gt; T:CopyCommands1" calcext:value-type="string">
            <text:p>Echo "Makedir *"AGS:ProgramText/5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AGS:ProgramText/6*&quot;&quot; &gt;&gt; T:CopyCommands1" calcext:value-type="string">
            <text:p>Echo "Makedir *"AGS:ProgramText/6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AGS:ProgramText/7*&quot;&quot; &gt;&gt; T:CopyCommands1" calcext:value-type="string">
            <text:p>Echo "Makedir *"AGS:ProgramText/7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AGS:ProgramText/8*&quot;&quot; &gt;&gt; T:CopyCommands1" calcext:value-type="string">
            <text:p>Echo "Makedir *"AGS:ProgramText/8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AGS:ProgramText/9*&quot;&quot; &gt;&gt; T:CopyCommands1" calcext:value-type="string">
            <text:p>Echo "Makedir *"AGS:ProgramText/9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AGS:ProgramText/a*&quot;&quot; &gt;&gt; T:CopyCommands1" calcext:value-type="string">
            <text:p>Echo "Makedir *"AGS:ProgramText/a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AGS:ProgramText/b*&quot;&quot; &gt;&gt; T:CopyCommands1" calcext:value-type="string">
            <text:p>Echo "Makedir *"AGS:ProgramText/b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AGS:ProgramText/c*&quot;&quot; &gt;&gt; T:CopyCommands1" calcext:value-type="string">
            <text:p>Echo "Makedir *"AGS:ProgramText/c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AGS:ProgramText/d*&quot;&quot; &gt;&gt; T:CopyCommands1" calcext:value-type="string">
            <text:p>Echo "Makedir *"AGS:ProgramText/d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AGS:ProgramText/e*&quot;&quot; &gt;&gt; T:CopyCommands1" calcext:value-type="string">
            <text:p>Echo "Makedir *"AGS:ProgramText/e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AGS:ProgramText/f*&quot;&quot; &gt;&gt; T:CopyCommands1" calcext:value-type="string">
            <text:p>Echo "Makedir *"AGS:ProgramText/f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AGS:ProgramText/g*&quot;&quot; &gt;&gt; T:CopyCommands1" calcext:value-type="string">
            <text:p>Echo "Makedir *"AGS:ProgramText/g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AGS:ProgramText/h*&quot;&quot; &gt;&gt; T:CopyCommands1" calcext:value-type="string">
            <text:p>Echo "Makedir *"AGS:ProgramText/h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AGS:ProgramText/I*&quot;&quot; &gt;&gt; T:CopyCommands1" calcext:value-type="string">
            <text:p>Echo "Makedir *"AGS:ProgramText/I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AGS:ProgramText/j*&quot;&quot; &gt;&gt; T:CopyCommands1" calcext:value-type="string">
            <text:p>Echo "Makedir *"AGS:ProgramText/j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AGS:ProgramText/k*&quot;&quot; &gt;&gt; T:CopyCommands1" calcext:value-type="string">
            <text:p>Echo "Makedir *"AGS:ProgramText/k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AGS:ProgramText/l*&quot;&quot; &gt;&gt; T:CopyCommands1" calcext:value-type="string">
            <text:p>Echo "Makedir *"AGS:ProgramText/l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AGS:ProgramText/m*&quot;&quot; &gt;&gt; T:CopyCommands1" calcext:value-type="string">
            <text:p>Echo "Makedir *"AGS:ProgramText/m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AGS:ProgramText/n*&quot;&quot; &gt;&gt; T:CopyCommands1" calcext:value-type="string">
            <text:p>Echo "Makedir *"AGS:ProgramText/n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AGS:ProgramText/o*&quot;&quot; &gt;&gt; T:CopyCommands1" calcext:value-type="string">
            <text:p>Echo "Makedir *"AGS:ProgramText/o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AGS:ProgramText/p*&quot;&quot; &gt;&gt; T:CopyCommands1" calcext:value-type="string">
            <text:p>Echo "Makedir *"AGS:ProgramText/p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AGS:ProgramText/q*&quot;&quot; &gt;&gt; T:CopyCommands1" calcext:value-type="string">
            <text:p>Echo "Makedir *"AGS:ProgramText/q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AGS:ProgramText/r*&quot;&quot; &gt;&gt; T:CopyCommands1" calcext:value-type="string">
            <text:p>Echo "Makedir *"AGS:ProgramText/r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AGS:ProgramText/s*&quot;&quot; &gt;&gt; T:CopyCommands1" calcext:value-type="string">
            <text:p>Echo "Makedir *"AGS:ProgramText/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3];[.B43];[.C43];[.D43];[.E43];[.F43];[.G43];[.H43];[.J43];[.K43];[.L43];[.M43];[.N43];[.O43];[.P43])" office:value-type="string" office:string-value="Echo &quot;Makedir *&quot;AGS:ProgramText/t*&quot;&quot; &gt;&gt; T:CopyCommands1" calcext:value-type="string">
            <text:p>Echo "Makedir *"AGS:ProgramText/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4];[.B44];[.C44];[.D44];[.E44];[.F44];[.G44];[.H44];[.J44];[.K44];[.L44];[.M44];[.N44];[.O44];[.P44])" office:value-type="string" office:string-value="Echo &quot;Makedir *&quot;AGS:ProgramText/u*&quot;&quot; &gt;&gt; T:CopyCommands1" calcext:value-type="string">
            <text:p>Echo "Makedir *"AGS:ProgramText/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5];[.B45];[.C45];[.D45];[.E45];[.F45];[.G45];[.H45];[.J45];[.K45];[.L45];[.M45];[.N45];[.O45];[.P45])" office:value-type="string" office:string-value="Echo &quot;Makedir *&quot;AGS:ProgramText/v*&quot;&quot; &gt;&gt; T:CopyCommands1" calcext:value-type="string">
            <text:p>Echo "Makedir *"AGS:ProgramText/v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6];[.B46];[.C46];[.D46];[.E46];[.F46];[.G46];[.H46];[.J46];[.K46];[.L46];[.M46];[.N46];[.O46];[.P46])" office:value-type="string" office:string-value="Echo &quot;Makedir *&quot;AGS:ProgramText/w*&quot;&quot; &gt;&gt; T:CopyCommands1" calcext:value-type="string">
            <text:p>Echo "Makedir *"AGS:ProgramText/w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7];[.B47];[.C47];[.D47];[.E47];[.F47];[.G47];[.H47];[.J47];[.K47];[.L47];[.M47];[.N47];[.O47];[.P47])" office:value-type="string" office:string-value="Echo &quot;Makedir *&quot;AGS:ProgramText/x*&quot;&quot; &gt;&gt; T:CopyCommands1" calcext:value-type="string">
            <text:p>Echo "Makedir *"AGS:ProgramText/x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8];[.B48];[.C48];[.D48];[.E48];[.F48];[.G48];[.H48];[.J48];[.K48];[.L48];[.M48];[.N48];[.O48];[.P48])" office:value-type="string" office:string-value="Echo &quot;Makedir *&quot;AGS:ProgramText/y*&quot;&quot; &gt;&gt; T:CopyCommands1" calcext:value-type="string">
            <text:p>Echo "Makedir *"AGS:ProgramText/y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9];[.B49];[.C49];[.D49];[.E49];[.F49];[.G49];[.H49];[.J49];[.K49];[.L49];[.M49];[.N49];[.O49];[.P49])" office:value-type="string" office:string-value="Echo &quot;Makedir *&quot;AGS:ProgramText/z*&quot;&quot; &gt;&gt; T:CopyCommands1" calcext:value-type="string">
            <text:p>Echo "Makedir *"AGS:ProgramText/z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0];[.B50];[.C50];[.D50];[.E50];[.F50];[.G50];[.H50];[.J50];[.K50];[.L50];[.M50];[.N50];[.O50];[.P50])" office:value-type="string" office:string-value="Echo &quot;Makedir *&quot;AGS:ProgramText/[*&quot;&quot; &gt;&gt; T:CopyCommands1" calcext:value-type="string">
            <text:p>Echo "Makedir *"AGS:ProgramText/[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1];[.B51];[.C51];[.D51];[.E51];[.F51];[.G51];[.H51];[.J51];[.K51];[.L51];[.M51];[.N51];[.O51];[.P51])" office:value-type="string" office:string-value="Echo &quot;Makedir *&quot;AGS:ProgramText/-*&quot;&quot; &gt;&gt; T:CopyCommands1" calcext:value-type="string">
            <text:p>Echo "Makedir *"AGS:ProgramText/-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2];[.B52];[.C52];[.D52];[.E52];[.F52];[.G52];[.H52];[.J52];[.K52];[.L52];[.M52];[.N52];[.O52];[.P52])" office:value-type="string" office:string-value="Echo &quot;Makedir *&quot;AGS:ProgramText/+*&quot;&quot; &gt;&gt; T:CopyCommands1" calcext:value-type="string">
            <text:p>Echo "Makedir *"AGS:ProgramText/+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3];[.B53];[.C53];[.D53];[.E53];[.F53];[.G53];[.H53];[.J53];[.K53];[.L53];[.M53];[.N53];[.O53];[.P53])" office:value-type="string" office:string-value="Echo &quot;Makedir *&quot;AGS:ScreenShots/0*&quot;&quot; &gt;&gt; T:CopyCommands1" calcext:value-type="string">
            <text:p>Echo "Makedir *"AGS:ScreenShots/0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4];[.B54];[.C54];[.D54];[.E54];[.F54];[.G54];[.H54];[.J54];[.K54];[.L54];[.M54];[.N54];[.O54];[.P54])" office:value-type="string" office:string-value="Echo &quot;Makedir *&quot;AGS:ScreenShots/1*&quot;&quot; &gt;&gt; T:CopyCommands1" calcext:value-type="string">
            <text:p>Echo "Makedir *"AGS:ScreenShots/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5];[.B55];[.C55];[.D55];[.E55];[.F55];[.G55];[.H55];[.J55];[.K55];[.L55];[.M55];[.N55];[.O55];[.P55])" office:value-type="string" office:string-value="Echo &quot;Makedir *&quot;AGS:ScreenShots/2*&quot;&quot; &gt;&gt; T:CopyCommands1" calcext:value-type="string">
            <text:p>Echo "Makedir *"AGS:ScreenShots/2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6];[.B56];[.C56];[.D56];[.E56];[.F56];[.G56];[.H56];[.J56];[.K56];[.L56];[.M56];[.N56];[.O56];[.P56])" office:value-type="string" office:string-value="Echo &quot;Makedir *&quot;AGS:ScreenShots/3*&quot;&quot; &gt;&gt; T:CopyCommands1" calcext:value-type="string">
            <text:p>Echo "Makedir *"AGS:ScreenShots/3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7];[.B57];[.C57];[.D57];[.E57];[.F57];[.G57];[.H57];[.J57];[.K57];[.L57];[.M57];[.N57];[.O57];[.P57])" office:value-type="string" office:string-value="Echo &quot;Makedir *&quot;AGS:ScreenShots/4*&quot;&quot; &gt;&gt; T:CopyCommands1" calcext:value-type="string">
            <text:p>Echo "Makedir *"AGS:ScreenShots/4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8];[.B58];[.C58];[.D58];[.E58];[.F58];[.G58];[.H58];[.J58];[.K58];[.L58];[.M58];[.N58];[.O58];[.P58])" office:value-type="string" office:string-value="Echo &quot;Makedir *&quot;AGS:ScreenShots/5*&quot;&quot; &gt;&gt; T:CopyCommands1" calcext:value-type="string">
            <text:p>Echo "Makedir *"AGS:ScreenShots/5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9];[.B59];[.C59];[.D59];[.E59];[.F59];[.G59];[.H59];[.J59];[.K59];[.L59];[.M59];[.N59];[.O59];[.P59])" office:value-type="string" office:string-value="Echo &quot;Makedir *&quot;AGS:ScreenShots/6*&quot;&quot; &gt;&gt; T:CopyCommands1" calcext:value-type="string">
            <text:p>Echo "Makedir *"AGS:ScreenShots/6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0];[.B60];[.C60];[.D60];[.E60];[.F60];[.G60];[.H60];[.J60];[.K60];[.L60];[.M60];[.N60];[.O60];[.P60])" office:value-type="string" office:string-value="Echo &quot;Makedir *&quot;AGS:ScreenShots/7*&quot;&quot; &gt;&gt; T:CopyCommands1" calcext:value-type="string">
            <text:p>Echo "Makedir *"AGS:ScreenShots/7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1];[.B61];[.C61];[.D61];[.E61];[.F61];[.G61];[.H61];[.J61];[.K61];[.L61];[.M61];[.N61];[.O61];[.P61])" office:value-type="string" office:string-value="Echo &quot;Makedir *&quot;AGS:ScreenShots/8*&quot;&quot; &gt;&gt; T:CopyCommands1" calcext:value-type="string">
            <text:p>Echo "Makedir *"AGS:ScreenShots/8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2];[.B62];[.C62];[.D62];[.E62];[.F62];[.G62];[.H62];[.J62];[.K62];[.L62];[.M62];[.N62];[.O62];[.P62])" office:value-type="string" office:string-value="Echo &quot;Makedir *&quot;AGS:ScreenShots/9*&quot;&quot; &gt;&gt; T:CopyCommands1" calcext:value-type="string">
            <text:p>Echo "Makedir *"AGS:ScreenShots/9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3];[.B63];[.C63];[.D63];[.E63];[.F63];[.G63];[.H63];[.J63];[.K63];[.L63];[.M63];[.N63];[.O63];[.P63])" office:value-type="string" office:string-value="Echo &quot;Makedir *&quot;AGS:ScreenShots/a*&quot;&quot; &gt;&gt; T:CopyCommands1" calcext:value-type="string">
            <text:p>Echo "Makedir *"AGS:ScreenShots/a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4];[.B64];[.C64];[.D64];[.E64];[.F64];[.G64];[.H64];[.J64];[.K64];[.L64];[.M64];[.N64];[.O64];[.P64])" office:value-type="string" office:string-value="Echo &quot;Makedir *&quot;AGS:ScreenShots/b*&quot;&quot; &gt;&gt; T:CopyCommands1" calcext:value-type="string">
            <text:p>Echo "Makedir *"AGS:ScreenShots/b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5];[.B65];[.C65];[.D65];[.E65];[.F65];[.G65];[.H65];[.J65];[.K65];[.L65];[.M65];[.N65];[.O65];[.P65])" office:value-type="string" office:string-value="Echo &quot;Makedir *&quot;AGS:ScreenShots/c*&quot;&quot; &gt;&gt; T:CopyCommands1" calcext:value-type="string">
            <text:p>Echo "Makedir *"AGS:ScreenShots/c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6];[.B66];[.C66];[.D66];[.E66];[.F66];[.G66];[.H66];[.J66];[.K66];[.L66];[.M66];[.N66];[.O66];[.P66])" office:value-type="string" office:string-value="Echo &quot;Makedir *&quot;AGS:ScreenShots/d*&quot;&quot; &gt;&gt; T:CopyCommands1" calcext:value-type="string">
            <text:p>Echo "Makedir *"AGS:ScreenShots/d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7];[.B67];[.C67];[.D67];[.E67];[.F67];[.G67];[.H67];[.J67];[.K67];[.L67];[.M67];[.N67];[.O67];[.P67])" office:value-type="string" office:string-value="Echo &quot;Makedir *&quot;AGS:ScreenShots/e*&quot;&quot; &gt;&gt; T:CopyCommands1" calcext:value-type="string">
            <text:p>Echo "Makedir *"AGS:ScreenShots/e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8];[.B68];[.C68];[.D68];[.E68];[.F68];[.G68];[.H68];[.J68];[.K68];[.L68];[.M68];[.N68];[.O68];[.P68])" office:value-type="string" office:string-value="Echo &quot;Makedir *&quot;AGS:ScreenShots/f*&quot;&quot; &gt;&gt; T:CopyCommands1" calcext:value-type="string">
            <text:p>Echo "Makedir *"AGS:ScreenShots/f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9];[.B69];[.C69];[.D69];[.E69];[.F69];[.G69];[.H69];[.J69];[.K69];[.L69];[.M69];[.N69];[.O69];[.P69])" office:value-type="string" office:string-value="Echo &quot;Makedir *&quot;AGS:ScreenShots/g*&quot;&quot; &gt;&gt; T:CopyCommands1" calcext:value-type="string">
            <text:p>Echo "Makedir *"AGS:ScreenShots/g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0];[.B70];[.C70];[.D70];[.E70];[.F70];[.G70];[.H70];[.J70];[.K70];[.L70];[.M70];[.N70];[.O70];[.P70])" office:value-type="string" office:string-value="Echo &quot;Makedir *&quot;AGS:ScreenShots/h*&quot;&quot; &gt;&gt; T:CopyCommands1" calcext:value-type="string">
            <text:p>Echo "Makedir *"AGS:ScreenShots/h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1];[.B71];[.C71];[.D71];[.E71];[.F71];[.G71];[.H71];[.J71];[.K71];[.L71];[.M71];[.N71];[.O71];[.P71])" office:value-type="string" office:string-value="Echo &quot;Makedir *&quot;AGS:ScreenShots/I*&quot;&quot; &gt;&gt; T:CopyCommands1" calcext:value-type="string">
            <text:p>Echo "Makedir *"AGS:ScreenShots/I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2];[.B72];[.C72];[.D72];[.E72];[.F72];[.G72];[.H72];[.J72];[.K72];[.L72];[.M72];[.N72];[.O72];[.P72])" office:value-type="string" office:string-value="Echo &quot;Makedir *&quot;AGS:ScreenShots/j*&quot;&quot; &gt;&gt; T:CopyCommands1" calcext:value-type="string">
            <text:p>Echo "Makedir *"AGS:ScreenShots/j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3];[.B73];[.C73];[.D73];[.E73];[.F73];[.G73];[.H73];[.J73];[.K73];[.L73];[.M73];[.N73];[.O73];[.P73])" office:value-type="string" office:string-value="Echo &quot;Makedir *&quot;AGS:ScreenShots/k*&quot;&quot; &gt;&gt; T:CopyCommands1" calcext:value-type="string">
            <text:p>Echo "Makedir *"AGS:ScreenShots/k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4];[.B74];[.C74];[.D74];[.E74];[.F74];[.G74];[.H74];[.J74];[.K74];[.L74];[.M74];[.N74];[.O74];[.P74])" office:value-type="string" office:string-value="Echo &quot;Makedir *&quot;AGS:ScreenShots/l*&quot;&quot; &gt;&gt; T:CopyCommands1" calcext:value-type="string">
            <text:p>Echo "Makedir *"AGS:ScreenShots/l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5];[.B75];[.C75];[.D75];[.E75];[.F75];[.G75];[.H75];[.J75];[.K75];[.L75];[.M75];[.N75];[.O75];[.P75])" office:value-type="string" office:string-value="Echo &quot;Makedir *&quot;AGS:ScreenShots/m*&quot;&quot; &gt;&gt; T:CopyCommands1" calcext:value-type="string">
            <text:p>Echo "Makedir *"AGS:ScreenShots/m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6];[.B76];[.C76];[.D76];[.E76];[.F76];[.G76];[.H76];[.J76];[.K76];[.L76];[.M76];[.N76];[.O76];[.P76])" office:value-type="string" office:string-value="Echo &quot;Makedir *&quot;AGS:ScreenShots/n*&quot;&quot; &gt;&gt; T:CopyCommands1" calcext:value-type="string">
            <text:p>Echo "Makedir *"AGS:ScreenShots/n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7];[.B77];[.C77];[.D77];[.E77];[.F77];[.G77];[.H77];[.J77];[.K77];[.L77];[.M77];[.N77];[.O77];[.P77])" office:value-type="string" office:string-value="Echo &quot;Makedir *&quot;AGS:ScreenShots/o*&quot;&quot; &gt;&gt; T:CopyCommands1" calcext:value-type="string">
            <text:p>Echo "Makedir *"AGS:ScreenShots/o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8];[.B78];[.C78];[.D78];[.E78];[.F78];[.G78];[.H78];[.J78];[.K78];[.L78];[.M78];[.N78];[.O78];[.P78])" office:value-type="string" office:string-value="Echo &quot;Makedir *&quot;AGS:ScreenShots/p*&quot;&quot; &gt;&gt; T:CopyCommands1" calcext:value-type="string">
            <text:p>Echo "Makedir *"AGS:ScreenShots/p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9];[.B79];[.C79];[.D79];[.E79];[.F79];[.G79];[.H79];[.J79];[.K79];[.L79];[.M79];[.N79];[.O79];[.P79])" office:value-type="string" office:string-value="Echo &quot;Makedir *&quot;AGS:ScreenShots/q*&quot;&quot; &gt;&gt; T:CopyCommands1" calcext:value-type="string">
            <text:p>Echo "Makedir *"AGS:ScreenShots/q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0];[.B80];[.C80];[.D80];[.E80];[.F80];[.G80];[.H80];[.J80];[.K80];[.L80];[.M80];[.N80];[.O80];[.P80])" office:value-type="string" office:string-value="Echo &quot;Makedir *&quot;AGS:ScreenShots/r*&quot;&quot; &gt;&gt; T:CopyCommands1" calcext:value-type="string">
            <text:p>Echo "Makedir *"AGS:ScreenShots/r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1];[.B81];[.C81];[.D81];[.E81];[.F81];[.G81];[.H81];[.J81];[.K81];[.L81];[.M81];[.N81];[.O81];[.P81])" office:value-type="string" office:string-value="Echo &quot;Makedir *&quot;AGS:ScreenShots/s*&quot;&quot; &gt;&gt; T:CopyCommands1" calcext:value-type="string">
            <text:p>Echo "Makedir *"AGS:ScreenShots/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Makedir *&quot;AGS:ScreenShots/t*&quot;&quot; &gt;&gt; T:CopyCommands1" calcext:value-type="string">
            <text:p>Echo "Makedir *"AGS:ScreenShots/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3];[.B83];[.C83];[.D83];[.E83];[.F83];[.G83];[.H83];[.J83];[.K83];[.L83];[.M83];[.N83];[.O83];[.P83])" office:value-type="string" office:string-value="Echo &quot;Makedir *&quot;AGS:ScreenShots/u*&quot;&quot; &gt;&gt; T:CopyCommands1" calcext:value-type="string">
            <text:p>Echo "Makedir *"AGS:ScreenShots/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4];[.B84];[.C84];[.D84];[.E84];[.F84];[.G84];[.H84];[.J84];[.K84];[.L84];[.M84];[.N84];[.O84];[.P84])" office:value-type="string" office:string-value="Echo &quot;Makedir *&quot;AGS:ScreenShots/v*&quot;&quot; &gt;&gt; T:CopyCommands1" calcext:value-type="string">
            <text:p>Echo "Makedir *"AGS:ScreenShots/v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Makedir *&quot;AGS:ScreenShots/w*&quot;&quot; &gt;&gt; T:CopyCommands1" calcext:value-type="string">
            <text:p>Echo "Makedir *"AGS:ScreenShots/w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6];[.B86];[.C86];[.D86];[.E86];[.F86];[.G86];[.H86];[.J86];[.K86];[.L86];[.M86];[.N86];[.O86];[.P86])" office:value-type="string" office:string-value="Echo &quot;Makedir *&quot;AGS:ScreenShots/x*&quot;&quot; &gt;&gt; T:CopyCommands1" calcext:value-type="string">
            <text:p>Echo "Makedir *"AGS:ScreenShots/x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7];[.B87];[.C87];[.D87];[.E87];[.F87];[.G87];[.H87];[.J87];[.K87];[.L87];[.M87];[.N87];[.O87];[.P87])" office:value-type="string" office:string-value="Echo &quot;Makedir *&quot;AGS:ScreenShots/y*&quot;&quot; &gt;&gt; T:CopyCommands1" calcext:value-type="string">
            <text:p>Echo "Makedir *"AGS:ScreenShots/y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8];[.B88];[.C88];[.D88];[.E88];[.F88];[.G88];[.H88];[.J88];[.K88];[.L88];[.M88];[.N88];[.O88];[.P88])" office:value-type="string" office:string-value="Echo &quot;Makedir *&quot;AGS:ScreenShots/z*&quot;&quot; &gt;&gt; T:CopyCommands1" calcext:value-type="string">
            <text:p>Echo "Makedir *"AGS:ScreenShots/z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9];[.B89];[.C89];[.D89];[.E89];[.F89];[.G89];[.H89];[.J89];[.K89];[.L89];[.M89];[.N89];[.O89];[.P89])" office:value-type="string" office:string-value="Echo &quot;Makedir *&quot;AGS:ScreenShots/[*&quot;&quot; &gt;&gt; T:CopyCommands1" calcext:value-type="string">
            <text:p>Echo "Makedir *"AGS:ScreenShots/[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Makedir *&quot;AGS:ScreenShots/-*&quot;&quot; &gt;&gt; T:CopyCommands1" calcext:value-type="string">
            <text:p>Echo "Makedir *"AGS:ScreenShots/-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1];[.B91];[.C91];[.D91];[.E91];[.F91];[.G91];[.H91];[.J91];[.K91];[.L91];[.M91];[.N91];[.O91];[.P91])" office:value-type="string" office:string-value="Echo &quot;Makedir *&quot;AGS:ScreenShots/+*&quot;&quot; &gt;&gt; T:CopyCommands1" calcext:value-type="string">
            <text:p>Echo "Makedir *"AGS:ScreenShots/+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2];[.B92];[.C92];[.D92];[.E92];[.F92];[.G92];[.H92];[.I92];[.J92];[.K92];[.L92];[.M92];[.N92];[.O92];[.P92])" office:value-type="string" office:string-value="list all files AGS: PAT=(0#?.run) LFORMAT=&quot;copy *&quot;%P%M.txt*&quot; *&quot;AGS:ProgramText/0/*&quot; QUIET &gt;NIL: *ndelete *&quot;%P%M.txt*&quot; QUIET &gt;NIL: *ncopy *&quot;%P%M#?.iff*&quot; *&quot;AGS:Screenshots/0/*&quot; QUIET &gt;NIL: *ndelete *&quot;%P%M#?.iff*&quot; QUIET &gt;NIL:&quot; &gt;&gt; T:CopyCommandstoFilter" calcext:value-type="string">
            <text:p>list all files AGS: PAT=(0#?.run) LFORMAT="copy *"%P%M.txt*" *"AGS:ProgramText/0/*" QUIET &gt;NIL: *ndelete *"%P%M.txt*" QUIET &gt;NIL: *ncopy *"%P%M#?.iff*" *"AGS:Screenshots/0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3];[.B93];[.C93];[.D93];[.E93];[.F93];[.G93];[.H93];[.I93];[.J93];[.K93];[.L93];[.M93];[.N93];[.O93];[.P93])" office:value-type="string" office:string-value="list all files AGS: PAT=(1#?.run) LFORMAT=&quot;copy *&quot;%P%M.txt*&quot; *&quot;AGS:ProgramText/1/*&quot; QUIET &gt;NIL: *ndelete *&quot;%P%M.txt*&quot; QUIET &gt;NIL: *ncopy *&quot;%P%M#?.iff*&quot; *&quot;AGS:Screenshots/1/*&quot; QUIET &gt;NIL: *ndelete *&quot;%P%M#?.iff*&quot; QUIET &gt;NIL:&quot; &gt;&gt; T:CopyCommandstoFilter" calcext:value-type="string">
            <text:p>list all files AGS: PAT=(1#?.run) LFORMAT="copy *"%P%M.txt*" *"AGS:ProgramText/1/*" QUIET &gt;NIL: *ndelete *"%P%M.txt*" QUIET &gt;NIL: *ncopy *"%P%M#?.iff*" *"AGS:Screenshots/1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4];[.B94];[.C94];[.D94];[.E94];[.F94];[.G94];[.H94];[.I94];[.J94];[.K94];[.L94];[.M94];[.N94];[.O94];[.P94])" office:value-type="string" office:string-value="list all files AGS: PAT=(2#?.run) LFORMAT=&quot;copy *&quot;%P%M.txt*&quot; *&quot;AGS:ProgramText/2/*&quot; QUIET &gt;NIL: *ndelete *&quot;%P%M.txt*&quot; QUIET &gt;NIL: *ncopy *&quot;%P%M#?.iff*&quot; *&quot;AGS:Screenshots/2/*&quot; QUIET &gt;NIL: *ndelete *&quot;%P%M#?.iff*&quot; QUIET &gt;NIL:&quot; &gt;&gt; T:CopyCommandstoFilter" calcext:value-type="string">
            <text:p>list all files AGS: PAT=(2#?.run) LFORMAT="copy *"%P%M.txt*" *"AGS:ProgramText/2/*" QUIET &gt;NIL: *ndelete *"%P%M.txt*" QUIET &gt;NIL: *ncopy *"%P%M#?.iff*" *"AGS:Screenshots/2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5];[.B95];[.C95];[.D95];[.E95];[.F95];[.G95];[.H95];[.I95];[.J95];[.K95];[.L95];[.M95];[.N95];[.O95];[.P95])" office:value-type="string" office:string-value="list all files AGS: PAT=(3#?.run) LFORMAT=&quot;copy *&quot;%P%M.txt*&quot; *&quot;AGS:ProgramText/3/*&quot; QUIET &gt;NIL: *ndelete *&quot;%P%M.txt*&quot; QUIET &gt;NIL: *ncopy *&quot;%P%M#?.iff*&quot; *&quot;AGS:Screenshots/3/*&quot; QUIET &gt;NIL: *ndelete *&quot;%P%M#?.iff*&quot; QUIET &gt;NIL:&quot; &gt;&gt; T:CopyCommandstoFilter" calcext:value-type="string">
            <text:p>list all files AGS: PAT=(3#?.run) LFORMAT="copy *"%P%M.txt*" *"AGS:ProgramText/3/*" QUIET &gt;NIL: *ndelete *"%P%M.txt*" QUIET &gt;NIL: *ncopy *"%P%M#?.iff*" *"AGS:Screenshots/3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6];[.B96];[.C96];[.D96];[.E96];[.F96];[.G96];[.H96];[.I96];[.J96];[.K96];[.L96];[.M96];[.N96];[.O96];[.P96])" office:value-type="string" office:string-value="list all files AGS: PAT=(4#?.run) LFORMAT=&quot;copy *&quot;%P%M.txt*&quot; *&quot;AGS:ProgramText/4/*&quot; QUIET &gt;NIL: *ndelete *&quot;%P%M.txt*&quot; QUIET &gt;NIL: *ncopy *&quot;%P%M#?.iff*&quot; *&quot;AGS:Screenshots/4/*&quot; QUIET &gt;NIL: *ndelete *&quot;%P%M#?.iff*&quot; QUIET &gt;NIL:&quot; &gt;&gt; T:CopyCommandstoFilter" calcext:value-type="string">
            <text:p>list all files AGS: PAT=(4#?.run) LFORMAT="copy *"%P%M.txt*" *"AGS:ProgramText/4/*" QUIET &gt;NIL: *ndelete *"%P%M.txt*" QUIET &gt;NIL: *ncopy *"%P%M#?.iff*" *"AGS:Screenshots/4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7];[.B97];[.C97];[.D97];[.E97];[.F97];[.G97];[.H97];[.I97];[.J97];[.K97];[.L97];[.M97];[.N97];[.O97];[.P97])" office:value-type="string" office:string-value="list all files AGS: PAT=(5#?.run) LFORMAT=&quot;copy *&quot;%P%M.txt*&quot; *&quot;AGS:ProgramText/5/*&quot; QUIET &gt;NIL: *ndelete *&quot;%P%M.txt*&quot; QUIET &gt;NIL: *ncopy *&quot;%P%M#?.iff*&quot; *&quot;AGS:Screenshots/5/*&quot; QUIET &gt;NIL: *ndelete *&quot;%P%M#?.iff*&quot; QUIET &gt;NIL:&quot; &gt;&gt; T:CopyCommandstoFilter" calcext:value-type="string">
            <text:p>list all files AGS: PAT=(5#?.run) LFORMAT="copy *"%P%M.txt*" *"AGS:ProgramText/5/*" QUIET &gt;NIL: *ndelete *"%P%M.txt*" QUIET &gt;NIL: *ncopy *"%P%M#?.iff*" *"AGS:Screenshots/5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8];[.B98];[.C98];[.D98];[.E98];[.F98];[.G98];[.H98];[.I98];[.J98];[.K98];[.L98];[.M98];[.N98];[.O98];[.P98])" office:value-type="string" office:string-value="list all files AGS: PAT=(6#?.run) LFORMAT=&quot;copy *&quot;%P%M.txt*&quot; *&quot;AGS:ProgramText/6/*&quot; QUIET &gt;NIL: *ndelete *&quot;%P%M.txt*&quot; QUIET &gt;NIL: *ncopy *&quot;%P%M#?.iff*&quot; *&quot;AGS:Screenshots/6/*&quot; QUIET &gt;NIL: *ndelete *&quot;%P%M#?.iff*&quot; QUIET &gt;NIL:&quot; &gt;&gt; T:CopyCommandstoFilter" calcext:value-type="string">
            <text:p>list all files AGS: PAT=(6#?.run) LFORMAT="copy *"%P%M.txt*" *"AGS:ProgramText/6/*" QUIET &gt;NIL: *ndelete *"%P%M.txt*" QUIET &gt;NIL: *ncopy *"%P%M#?.iff*" *"AGS:Screenshots/6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9];[.B99];[.C99];[.D99];[.E99];[.F99];[.G99];[.H99];[.I99];[.J99];[.K99];[.L99];[.M99];[.N99];[.O99];[.P99])" office:value-type="string" office:string-value="list all files AGS: PAT=(7#?.run) LFORMAT=&quot;copy *&quot;%P%M.txt*&quot; *&quot;AGS:ProgramText/7/*&quot; QUIET &gt;NIL: *ndelete *&quot;%P%M.txt*&quot; QUIET &gt;NIL: *ncopy *&quot;%P%M#?.iff*&quot; *&quot;AGS:Screenshots/7/*&quot; QUIET &gt;NIL: *ndelete *&quot;%P%M#?.iff*&quot; QUIET &gt;NIL:&quot; &gt;&gt; T:CopyCommandstoFilter" calcext:value-type="string">
            <text:p>list all files AGS: PAT=(7#?.run) LFORMAT="copy *"%P%M.txt*" *"AGS:ProgramText/7/*" QUIET &gt;NIL: *ndelete *"%P%M.txt*" QUIET &gt;NIL: *ncopy *"%P%M#?.iff*" *"AGS:Screenshots/7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0];[.B100];[.C100];[.D100];[.E100];[.F100];[.G100];[.H100];[.I100];[.J100];[.K100];[.L100];[.M100];[.N100];[.O100];[.P100])" office:value-type="string" office:string-value="list all files AGS: PAT=(8#?.run) LFORMAT=&quot;copy *&quot;%P%M.txt*&quot; *&quot;AGS:ProgramText/8/*&quot; QUIET &gt;NIL: *ndelete *&quot;%P%M.txt*&quot; QUIET &gt;NIL: *ncopy *&quot;%P%M#?.iff*&quot; *&quot;AGS:Screenshots/8/*&quot; QUIET &gt;NIL: *ndelete *&quot;%P%M#?.iff*&quot; QUIET &gt;NIL:&quot; &gt;&gt; T:CopyCommandstoFilter" calcext:value-type="string">
            <text:p>list all files AGS: PAT=(8#?.run) LFORMAT="copy *"%P%M.txt*" *"AGS:ProgramText/8/*" QUIET &gt;NIL: *ndelete *"%P%M.txt*" QUIET &gt;NIL: *ncopy *"%P%M#?.iff*" *"AGS:Screenshots/8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1];[.B101];[.C101];[.D101];[.E101];[.F101];[.G101];[.H101];[.I101];[.J101];[.K101];[.L101];[.M101];[.N101];[.O101];[.P101])" office:value-type="string" office:string-value="list all files AGS: PAT=(9#?.run) LFORMAT=&quot;copy *&quot;%P%M.txt*&quot; *&quot;AGS:ProgramText/9/*&quot; QUIET &gt;NIL: *ndelete *&quot;%P%M.txt*&quot; QUIET &gt;NIL: *ncopy *&quot;%P%M#?.iff*&quot; *&quot;AGS:Screenshots/9/*&quot; QUIET &gt;NIL: *ndelete *&quot;%P%M#?.iff*&quot; QUIET &gt;NIL:&quot; &gt;&gt; T:CopyCommandstoFilter" calcext:value-type="string">
            <text:p>list all files AGS: PAT=(9#?.run) LFORMAT="copy *"%P%M.txt*" *"AGS:ProgramText/9/*" QUIET &gt;NIL: *ndelete *"%P%M.txt*" QUIET &gt;NIL: *ncopy *"%P%M#?.iff*" *"AGS:Screenshots/9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2];[.B102];[.C102];[.D102];[.E102];[.F102];[.G102];[.H102];[.I102];[.J102];[.K102];[.L102];[.M102];[.N102];[.O102];[.P102])" office:value-type="string" office:string-value="list all files AGS: PAT=(a#?.run) LFORMAT=&quot;copy *&quot;%P%M.txt*&quot; *&quot;AGS:ProgramText/a/*&quot; QUIET &gt;NIL: *ndelete *&quot;%P%M.txt*&quot; QUIET &gt;NIL: *ncopy *&quot;%P%M#?.iff*&quot; *&quot;AGS:Screenshots/a/*&quot; QUIET &gt;NIL: *ndelete *&quot;%P%M#?.iff*&quot; QUIET &gt;NIL:&quot; &gt;&gt; T:CopyCommandstoFilter" calcext:value-type="string">
            <text:p>list all files AGS: PAT=(a#?.run) LFORMAT="copy *"%P%M.txt*" *"AGS:ProgramText/a/*" QUIET &gt;NIL: *ndelete *"%P%M.txt*" QUIET &gt;NIL: *ncopy *"%P%M#?.iff*" *"AGS:Screenshots/a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3];[.B103];[.C103];[.D103];[.E103];[.F103];[.G103];[.H103];[.I103];[.J103];[.K103];[.L103];[.M103];[.N103];[.O103];[.P103])" office:value-type="string" office:string-value="list all files AGS: PAT=(b#?.run) LFORMAT=&quot;copy *&quot;%P%M.txt*&quot; *&quot;AGS:ProgramText/b/*&quot; QUIET &gt;NIL: *ndelete *&quot;%P%M.txt*&quot; QUIET &gt;NIL: *ncopy *&quot;%P%M#?.iff*&quot; *&quot;AGS:Screenshots/b/*&quot; QUIET &gt;NIL: *ndelete *&quot;%P%M#?.iff*&quot; QUIET &gt;NIL:&quot; &gt;&gt; T:CopyCommandstoFilter" calcext:value-type="string">
            <text:p>list all files AGS: PAT=(b#?.run) LFORMAT="copy *"%P%M.txt*" *"AGS:ProgramText/b/*" QUIET &gt;NIL: *ndelete *"%P%M.txt*" QUIET &gt;NIL: *ncopy *"%P%M#?.iff*" *"AGS:Screenshots/b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4];[.B104];[.C104];[.D104];[.E104];[.F104];[.G104];[.H104];[.I104];[.J104];[.K104];[.L104];[.M104];[.N104];[.O104];[.P104])" office:value-type="string" office:string-value="list all files AGS: PAT=(c#?.run) LFORMAT=&quot;copy *&quot;%P%M.txt*&quot; *&quot;AGS:ProgramText/c/*&quot; QUIET &gt;NIL: *ndelete *&quot;%P%M.txt*&quot; QUIET &gt;NIL: *ncopy *&quot;%P%M#?.iff*&quot; *&quot;AGS:Screenshots/c/*&quot; QUIET &gt;NIL: *ndelete *&quot;%P%M#?.iff*&quot; QUIET &gt;NIL:&quot; &gt;&gt; T:CopyCommandstoFilter" calcext:value-type="string">
            <text:p>list all files AGS: PAT=(c#?.run) LFORMAT="copy *"%P%M.txt*" *"AGS:ProgramText/c/*" QUIET &gt;NIL: *ndelete *"%P%M.txt*" QUIET &gt;NIL: *ncopy *"%P%M#?.iff*" *"AGS:Screenshots/c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5];[.B105];[.C105];[.D105];[.E105];[.F105];[.G105];[.H105];[.I105];[.J105];[.K105];[.L105];[.M105];[.N105];[.O105];[.P105])" office:value-type="string" office:string-value="list all files AGS: PAT=(d#?.run) LFORMAT=&quot;copy *&quot;%P%M.txt*&quot; *&quot;AGS:ProgramText/d/*&quot; QUIET &gt;NIL: *ndelete *&quot;%P%M.txt*&quot; QUIET &gt;NIL: *ncopy *&quot;%P%M#?.iff*&quot; *&quot;AGS:Screenshots/d/*&quot; QUIET &gt;NIL: *ndelete *&quot;%P%M#?.iff*&quot; QUIET &gt;NIL:&quot; &gt;&gt; T:CopyCommandstoFilter" calcext:value-type="string">
            <text:p>list all files AGS: PAT=(d#?.run) LFORMAT="copy *"%P%M.txt*" *"AGS:ProgramText/d/*" QUIET &gt;NIL: *ndelete *"%P%M.txt*" QUIET &gt;NIL: *ncopy *"%P%M#?.iff*" *"AGS:Screenshots/d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6];[.B106];[.C106];[.D106];[.E106];[.F106];[.G106];[.H106];[.I106];[.J106];[.K106];[.L106];[.M106];[.N106];[.O106];[.P106])" office:value-type="string" office:string-value="list all files AGS: PAT=(e#?.run) LFORMAT=&quot;copy *&quot;%P%M.txt*&quot; *&quot;AGS:ProgramText/e/*&quot; QUIET &gt;NIL: *ndelete *&quot;%P%M.txt*&quot; QUIET &gt;NIL: *ncopy *&quot;%P%M#?.iff*&quot; *&quot;AGS:Screenshots/e/*&quot; QUIET &gt;NIL: *ndelete *&quot;%P%M#?.iff*&quot; QUIET &gt;NIL:&quot; &gt;&gt; T:CopyCommandstoFilter" calcext:value-type="string">
            <text:p>list all files AGS: PAT=(e#?.run) LFORMAT="copy *"%P%M.txt*" *"AGS:ProgramText/e/*" QUIET &gt;NIL: *ndelete *"%P%M.txt*" QUIET &gt;NIL: *ncopy *"%P%M#?.iff*" *"AGS:Screenshots/e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7];[.B107];[.C107];[.D107];[.E107];[.F107];[.G107];[.H107];[.I107];[.J107];[.K107];[.L107];[.M107];[.N107];[.O107];[.P107])" office:value-type="string" office:string-value="list all files AGS: PAT=(f#?.run) LFORMAT=&quot;copy *&quot;%P%M.txt*&quot; *&quot;AGS:ProgramText/f/*&quot; QUIET &gt;NIL: *ndelete *&quot;%P%M.txt*&quot; QUIET &gt;NIL: *ncopy *&quot;%P%M#?.iff*&quot; *&quot;AGS:Screenshots/f/*&quot; QUIET &gt;NIL: *ndelete *&quot;%P%M#?.iff*&quot; QUIET &gt;NIL:&quot; &gt;&gt; T:CopyCommandstoFilter" calcext:value-type="string">
            <text:p>list all files AGS: PAT=(f#?.run) LFORMAT="copy *"%P%M.txt*" *"AGS:ProgramText/f/*" QUIET &gt;NIL: *ndelete *"%P%M.txt*" QUIET &gt;NIL: *ncopy *"%P%M#?.iff*" *"AGS:Screenshots/f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8];[.B108];[.C108];[.D108];[.E108];[.F108];[.G108];[.H108];[.I108];[.J108];[.K108];[.L108];[.M108];[.N108];[.O108];[.P108])" office:value-type="string" office:string-value="list all files AGS: PAT=(g#?.run) LFORMAT=&quot;copy *&quot;%P%M.txt*&quot; *&quot;AGS:ProgramText/g/*&quot; QUIET &gt;NIL: *ndelete *&quot;%P%M.txt*&quot; QUIET &gt;NIL: *ncopy *&quot;%P%M#?.iff*&quot; *&quot;AGS:Screenshots/g/*&quot; QUIET &gt;NIL: *ndelete *&quot;%P%M#?.iff*&quot; QUIET &gt;NIL:&quot; &gt;&gt; T:CopyCommandstoFilter" calcext:value-type="string">
            <text:p>list all files AGS: PAT=(g#?.run) LFORMAT="copy *"%P%M.txt*" *"AGS:ProgramText/g/*" QUIET &gt;NIL: *ndelete *"%P%M.txt*" QUIET &gt;NIL: *ncopy *"%P%M#?.iff*" *"AGS:Screenshots/g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9];[.B109];[.C109];[.D109];[.E109];[.F109];[.G109];[.H109];[.I109];[.J109];[.K109];[.L109];[.M109];[.N109];[.O109];[.P109])" office:value-type="string" office:string-value="list all files AGS: PAT=(h#?.run) LFORMAT=&quot;copy *&quot;%P%M.txt*&quot; *&quot;AGS:ProgramText/h/*&quot; QUIET &gt;NIL: *ndelete *&quot;%P%M.txt*&quot; QUIET &gt;NIL: *ncopy *&quot;%P%M#?.iff*&quot; *&quot;AGS:Screenshots/h/*&quot; QUIET &gt;NIL: *ndelete *&quot;%P%M#?.iff*&quot; QUIET &gt;NIL:&quot; &gt;&gt; T:CopyCommandstoFilter" calcext:value-type="string">
            <text:p>list all files AGS: PAT=(h#?.run) LFORMAT="copy *"%P%M.txt*" *"AGS:ProgramText/h/*" QUIET &gt;NIL: *ndelete *"%P%M.txt*" QUIET &gt;NIL: *ncopy *"%P%M#?.iff*" *"AGS:Screenshots/h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0];[.B110];[.C110];[.D110];[.E110];[.F110];[.G110];[.H110];[.I110];[.J110];[.K110];[.L110];[.M110];[.N110];[.O110];[.P110])" office:value-type="string" office:string-value="list all files AGS: PAT=(I#?.run) LFORMAT=&quot;copy *&quot;%P%M.txt*&quot; *&quot;AGS:ProgramText/I/*&quot; QUIET &gt;NIL: *ndelete *&quot;%P%M.txt*&quot; QUIET &gt;NIL: *ncopy *&quot;%P%M#?.iff*&quot; *&quot;AGS:Screenshots/I/*&quot; QUIET &gt;NIL: *ndelete *&quot;%P%M#?.iff*&quot; QUIET &gt;NIL:&quot; &gt;&gt; T:CopyCommandstoFilter" calcext:value-type="string">
            <text:p>list all files AGS: PAT=(I#?.run) LFORMAT="copy *"%P%M.txt*" *"AGS:ProgramText/I/*" QUIET &gt;NIL: *ndelete *"%P%M.txt*" QUIET &gt;NIL: *ncopy *"%P%M#?.iff*" *"AGS:Screenshots/I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1];[.B111];[.C111];[.D111];[.E111];[.F111];[.G111];[.H111];[.I111];[.J111];[.K111];[.L111];[.M111];[.N111];[.O111];[.P111])" office:value-type="string" office:string-value="list all files AGS: PAT=(j#?.run) LFORMAT=&quot;copy *&quot;%P%M.txt*&quot; *&quot;AGS:ProgramText/j/*&quot; QUIET &gt;NIL: *ndelete *&quot;%P%M.txt*&quot; QUIET &gt;NIL: *ncopy *&quot;%P%M#?.iff*&quot; *&quot;AGS:Screenshots/j/*&quot; QUIET &gt;NIL: *ndelete *&quot;%P%M#?.iff*&quot; QUIET &gt;NIL:&quot; &gt;&gt; T:CopyCommandstoFilter" calcext:value-type="string">
            <text:p>list all files AGS: PAT=(j#?.run) LFORMAT="copy *"%P%M.txt*" *"AGS:ProgramText/j/*" QUIET &gt;NIL: *ndelete *"%P%M.txt*" QUIET &gt;NIL: *ncopy *"%P%M#?.iff*" *"AGS:Screenshots/j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2];[.B112];[.C112];[.D112];[.E112];[.F112];[.G112];[.H112];[.I112];[.J112];[.K112];[.L112];[.M112];[.N112];[.O112];[.P112])" office:value-type="string" office:string-value="list all files AGS: PAT=(k#?.run) LFORMAT=&quot;copy *&quot;%P%M.txt*&quot; *&quot;AGS:ProgramText/k/*&quot; QUIET &gt;NIL: *ndelete *&quot;%P%M.txt*&quot; QUIET &gt;NIL: *ncopy *&quot;%P%M#?.iff*&quot; *&quot;AGS:Screenshots/k/*&quot; QUIET &gt;NIL: *ndelete *&quot;%P%M#?.iff*&quot; QUIET &gt;NIL:&quot; &gt;&gt; T:CopyCommandstoFilter" calcext:value-type="string">
            <text:p>list all files AGS: PAT=(k#?.run) LFORMAT="copy *"%P%M.txt*" *"AGS:ProgramText/k/*" QUIET &gt;NIL: *ndelete *"%P%M.txt*" QUIET &gt;NIL: *ncopy *"%P%M#?.iff*" *"AGS:Screenshots/k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3];[.B113];[.C113];[.D113];[.E113];[.F113];[.G113];[.H113];[.I113];[.J113];[.K113];[.L113];[.M113];[.N113];[.O113];[.P113])" office:value-type="string" office:string-value="list all files AGS: PAT=(l#?.run) LFORMAT=&quot;copy *&quot;%P%M.txt*&quot; *&quot;AGS:ProgramText/l/*&quot; QUIET &gt;NIL: *ndelete *&quot;%P%M.txt*&quot; QUIET &gt;NIL: *ncopy *&quot;%P%M#?.iff*&quot; *&quot;AGS:Screenshots/l/*&quot; QUIET &gt;NIL: *ndelete *&quot;%P%M#?.iff*&quot; QUIET &gt;NIL:&quot; &gt;&gt; T:CopyCommandstoFilter" calcext:value-type="string">
            <text:p>list all files AGS: PAT=(l#?.run) LFORMAT="copy *"%P%M.txt*" *"AGS:ProgramText/l/*" QUIET &gt;NIL: *ndelete *"%P%M.txt*" QUIET &gt;NIL: *ncopy *"%P%M#?.iff*" *"AGS:Screenshots/l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4];[.B114];[.C114];[.D114];[.E114];[.F114];[.G114];[.H114];[.I114];[.J114];[.K114];[.L114];[.M114];[.N114];[.O114];[.P114])" office:value-type="string" office:string-value="list all files AGS: PAT=(m#?.run) LFORMAT=&quot;copy *&quot;%P%M.txt*&quot; *&quot;AGS:ProgramText/m/*&quot; QUIET &gt;NIL: *ndelete *&quot;%P%M.txt*&quot; QUIET &gt;NIL: *ncopy *&quot;%P%M#?.iff*&quot; *&quot;AGS:Screenshots/m/*&quot; QUIET &gt;NIL: *ndelete *&quot;%P%M#?.iff*&quot; QUIET &gt;NIL:&quot; &gt;&gt; T:CopyCommandstoFilter" calcext:value-type="string">
            <text:p>list all files AGS: PAT=(m#?.run) LFORMAT="copy *"%P%M.txt*" *"AGS:ProgramText/m/*" QUIET &gt;NIL: *ndelete *"%P%M.txt*" QUIET &gt;NIL: *ncopy *"%P%M#?.iff*" *"AGS:Screenshots/m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5];[.B115];[.C115];[.D115];[.E115];[.F115];[.G115];[.H115];[.I115];[.J115];[.K115];[.L115];[.M115];[.N115];[.O115];[.P115])" office:value-type="string" office:string-value="list all files AGS: PAT=(n#?.run) LFORMAT=&quot;copy *&quot;%P%M.txt*&quot; *&quot;AGS:ProgramText/n/*&quot; QUIET &gt;NIL: *ndelete *&quot;%P%M.txt*&quot; QUIET &gt;NIL: *ncopy *&quot;%P%M#?.iff*&quot; *&quot;AGS:Screenshots/n/*&quot; QUIET &gt;NIL: *ndelete *&quot;%P%M#?.iff*&quot; QUIET &gt;NIL:&quot; &gt;&gt; T:CopyCommandstoFilter" calcext:value-type="string">
            <text:p>list all files AGS: PAT=(n#?.run) LFORMAT="copy *"%P%M.txt*" *"AGS:ProgramText/n/*" QUIET &gt;NIL: *ndelete *"%P%M.txt*" QUIET &gt;NIL: *ncopy *"%P%M#?.iff*" *"AGS:Screenshots/n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6];[.B116];[.C116];[.D116];[.E116];[.F116];[.G116];[.H116];[.I116];[.J116];[.K116];[.L116];[.M116];[.N116];[.O116];[.P116])" office:value-type="string" office:string-value="list all files AGS: PAT=(o#?.run) LFORMAT=&quot;copy *&quot;%P%M.txt*&quot; *&quot;AGS:ProgramText/o/*&quot; QUIET &gt;NIL: *ndelete *&quot;%P%M.txt*&quot; QUIET &gt;NIL: *ncopy *&quot;%P%M#?.iff*&quot; *&quot;AGS:Screenshots/o/*&quot; QUIET &gt;NIL: *ndelete *&quot;%P%M#?.iff*&quot; QUIET &gt;NIL:&quot; &gt;&gt; T:CopyCommandstoFilter" calcext:value-type="string">
            <text:p>list all files AGS: PAT=(o#?.run) LFORMAT="copy *"%P%M.txt*" *"AGS:ProgramText/o/*" QUIET &gt;NIL: *ndelete *"%P%M.txt*" QUIET &gt;NIL: *ncopy *"%P%M#?.iff*" *"AGS:Screenshots/o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7];[.B117];[.C117];[.D117];[.E117];[.F117];[.G117];[.H117];[.I117];[.J117];[.K117];[.L117];[.M117];[.N117];[.O117];[.P117])" office:value-type="string" office:string-value="list all files AGS: PAT=(p#?.run) LFORMAT=&quot;copy *&quot;%P%M.txt*&quot; *&quot;AGS:ProgramText/p/*&quot; QUIET &gt;NIL: *ndelete *&quot;%P%M.txt*&quot; QUIET &gt;NIL: *ncopy *&quot;%P%M#?.iff*&quot; *&quot;AGS:Screenshots/p/*&quot; QUIET &gt;NIL: *ndelete *&quot;%P%M#?.iff*&quot; QUIET &gt;NIL:&quot; &gt;&gt; T:CopyCommandstoFilter" calcext:value-type="string">
            <text:p>list all files AGS: PAT=(p#?.run) LFORMAT="copy *"%P%M.txt*" *"AGS:ProgramText/p/*" QUIET &gt;NIL: *ndelete *"%P%M.txt*" QUIET &gt;NIL: *ncopy *"%P%M#?.iff*" *"AGS:Screenshots/p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8];[.B118];[.C118];[.D118];[.E118];[.F118];[.G118];[.H118];[.I118];[.J118];[.K118];[.L118];[.M118];[.N118];[.O118];[.P118])" office:value-type="string" office:string-value="list all files AGS: PAT=(q#?.run) LFORMAT=&quot;copy *&quot;%P%M.txt*&quot; *&quot;AGS:ProgramText/q/*&quot; QUIET &gt;NIL: *ndelete *&quot;%P%M.txt*&quot; QUIET &gt;NIL: *ncopy *&quot;%P%M#?.iff*&quot; *&quot;AGS:Screenshots/q/*&quot; QUIET &gt;NIL: *ndelete *&quot;%P%M#?.iff*&quot; QUIET &gt;NIL:&quot; &gt;&gt; T:CopyCommandstoFilter" calcext:value-type="string">
            <text:p>list all files AGS: PAT=(q#?.run) LFORMAT="copy *"%P%M.txt*" *"AGS:ProgramText/q/*" QUIET &gt;NIL: *ndelete *"%P%M.txt*" QUIET &gt;NIL: *ncopy *"%P%M#?.iff*" *"AGS:Screenshots/q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9];[.B119];[.C119];[.D119];[.E119];[.F119];[.G119];[.H119];[.I119];[.J119];[.K119];[.L119];[.M119];[.N119];[.O119];[.P119])" office:value-type="string" office:string-value="list all files AGS: PAT=(r#?.run) LFORMAT=&quot;copy *&quot;%P%M.txt*&quot; *&quot;AGS:ProgramText/r/*&quot; QUIET &gt;NIL: *ndelete *&quot;%P%M.txt*&quot; QUIET &gt;NIL: *ncopy *&quot;%P%M#?.iff*&quot; *&quot;AGS:Screenshots/r/*&quot; QUIET &gt;NIL: *ndelete *&quot;%P%M#?.iff*&quot; QUIET &gt;NIL:&quot; &gt;&gt; T:CopyCommandstoFilter" calcext:value-type="string">
            <text:p>list all files AGS: PAT=(r#?.run) LFORMAT="copy *"%P%M.txt*" *"AGS:ProgramText/r/*" QUIET &gt;NIL: *ndelete *"%P%M.txt*" QUIET &gt;NIL: *ncopy *"%P%M#?.iff*" *"AGS:Screenshots/r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0];[.B120];[.C120];[.D120];[.E120];[.F120];[.G120];[.H120];[.I120];[.J120];[.K120];[.L120];[.M120];[.N120];[.O120];[.P120])" office:value-type="string" office:string-value="list all files AGS: PAT=(s#?.run) LFORMAT=&quot;copy *&quot;%P%M.txt*&quot; *&quot;AGS:ProgramText/s/*&quot; QUIET &gt;NIL: *ndelete *&quot;%P%M.txt*&quot; QUIET &gt;NIL: *ncopy *&quot;%P%M#?.iff*&quot; *&quot;AGS:Screenshots/s/*&quot; QUIET &gt;NIL: *ndelete *&quot;%P%M#?.iff*&quot; QUIET &gt;NIL:&quot; &gt;&gt; T:CopyCommandstoFilter" calcext:value-type="string">
            <text:p>list all files AGS: PAT=(s#?.run) LFORMAT="copy *"%P%M.txt*" *"AGS:ProgramText/s/*" QUIET &gt;NIL: *ndelete *"%P%M.txt*" QUIET &gt;NIL: *ncopy *"%P%M#?.iff*" *"AGS:Screenshots/s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1];[.B121];[.C121];[.D121];[.E121];[.F121];[.G121];[.H121];[.I121];[.J121];[.K121];[.L121];[.M121];[.N121];[.O121];[.P121])" office:value-type="string" office:string-value="list all files AGS: PAT=(t#?.run) LFORMAT=&quot;copy *&quot;%P%M.txt*&quot; *&quot;AGS:ProgramText/t/*&quot; QUIET &gt;NIL: *ndelete *&quot;%P%M.txt*&quot; QUIET &gt;NIL: *ncopy *&quot;%P%M#?.iff*&quot; *&quot;AGS:Screenshots/t/*&quot; QUIET &gt;NIL: *ndelete *&quot;%P%M#?.iff*&quot; QUIET &gt;NIL:&quot; &gt;&gt; T:CopyCommandstoFilter" calcext:value-type="string">
            <text:p>list all files AGS: PAT=(t#?.run) LFORMAT="copy *"%P%M.txt*" *"AGS:ProgramText/t/*" QUIET &gt;NIL: *ndelete *"%P%M.txt*" QUIET &gt;NIL: *ncopy *"%P%M#?.iff*" *"AGS:Screenshots/t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2];[.B122];[.C122];[.D122];[.E122];[.F122];[.G122];[.H122];[.I122];[.J122];[.K122];[.L122];[.M122];[.N122];[.O122];[.P122])" office:value-type="string" office:string-value="list all files AGS: PAT=(u#?.run) LFORMAT=&quot;copy *&quot;%P%M.txt*&quot; *&quot;AGS:ProgramText/u/*&quot; QUIET &gt;NIL: *ndelete *&quot;%P%M.txt*&quot; QUIET &gt;NIL: *ncopy *&quot;%P%M#?.iff*&quot; *&quot;AGS:Screenshots/u/*&quot; QUIET &gt;NIL: *ndelete *&quot;%P%M#?.iff*&quot; QUIET &gt;NIL:&quot; &gt;&gt; T:CopyCommandstoFilter" calcext:value-type="string">
            <text:p>list all files AGS: PAT=(u#?.run) LFORMAT="copy *"%P%M.txt*" *"AGS:ProgramText/u/*" QUIET &gt;NIL: *ndelete *"%P%M.txt*" QUIET &gt;NIL: *ncopy *"%P%M#?.iff*" *"AGS:Screenshots/u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3];[.B123];[.C123];[.D123];[.E123];[.F123];[.G123];[.H123];[.I123];[.J123];[.K123];[.L123];[.M123];[.N123];[.O123];[.P123])" office:value-type="string" office:string-value="list all files AGS: PAT=(v#?.run) LFORMAT=&quot;copy *&quot;%P%M.txt*&quot; *&quot;AGS:ProgramText/v/*&quot; QUIET &gt;NIL: *ndelete *&quot;%P%M.txt*&quot; QUIET &gt;NIL: *ncopy *&quot;%P%M#?.iff*&quot; *&quot;AGS:Screenshots/v/*&quot; QUIET &gt;NIL: *ndelete *&quot;%P%M#?.iff*&quot; QUIET &gt;NIL:&quot; &gt;&gt; T:CopyCommandstoFilter" calcext:value-type="string">
            <text:p>list all files AGS: PAT=(v#?.run) LFORMAT="copy *"%P%M.txt*" *"AGS:ProgramText/v/*" QUIET &gt;NIL: *ndelete *"%P%M.txt*" QUIET &gt;NIL: *ncopy *"%P%M#?.iff*" *"AGS:Screenshots/v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4];[.B124];[.C124];[.D124];[.E124];[.F124];[.G124];[.H124];[.I124];[.J124];[.K124];[.L124];[.M124];[.N124];[.O124];[.P124])" office:value-type="string" office:string-value="list all files AGS: PAT=(w#?.run) LFORMAT=&quot;copy *&quot;%P%M.txt*&quot; *&quot;AGS:ProgramText/w/*&quot; QUIET &gt;NIL: *ndelete *&quot;%P%M.txt*&quot; QUIET &gt;NIL: *ncopy *&quot;%P%M#?.iff*&quot; *&quot;AGS:Screenshots/w/*&quot; QUIET &gt;NIL: *ndelete *&quot;%P%M#?.iff*&quot; QUIET &gt;NIL:&quot; &gt;&gt; T:CopyCommandstoFilter" calcext:value-type="string">
            <text:p>list all files AGS: PAT=(w#?.run) LFORMAT="copy *"%P%M.txt*" *"AGS:ProgramText/w/*" QUIET &gt;NIL: *ndelete *"%P%M.txt*" QUIET &gt;NIL: *ncopy *"%P%M#?.iff*" *"AGS:Screenshots/w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5];[.B125];[.C125];[.D125];[.E125];[.F125];[.G125];[.H125];[.I125];[.J125];[.K125];[.L125];[.M125];[.N125];[.O125];[.P125])" office:value-type="string" office:string-value="list all files AGS: PAT=(x#?.run) LFORMAT=&quot;copy *&quot;%P%M.txt*&quot; *&quot;AGS:ProgramText/x/*&quot; QUIET &gt;NIL: *ndelete *&quot;%P%M.txt*&quot; QUIET &gt;NIL: *ncopy *&quot;%P%M#?.iff*&quot; *&quot;AGS:Screenshots/x/*&quot; QUIET &gt;NIL: *ndelete *&quot;%P%M#?.iff*&quot; QUIET &gt;NIL:&quot; &gt;&gt; T:CopyCommandstoFilter" calcext:value-type="string">
            <text:p>list all files AGS: PAT=(x#?.run) LFORMAT="copy *"%P%M.txt*" *"AGS:ProgramText/x/*" QUIET &gt;NIL: *ndelete *"%P%M.txt*" QUIET &gt;NIL: *ncopy *"%P%M#?.iff*" *"AGS:Screenshots/x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6];[.B126];[.C126];[.D126];[.E126];[.F126];[.G126];[.H126];[.I126];[.J126];[.K126];[.L126];[.M126];[.N126];[.O126];[.P126])" office:value-type="string" office:string-value="list all files AGS: PAT=(y#?.run) LFORMAT=&quot;copy *&quot;%P%M.txt*&quot; *&quot;AGS:ProgramText/y/*&quot; QUIET &gt;NIL: *ndelete *&quot;%P%M.txt*&quot; QUIET &gt;NIL: *ncopy *&quot;%P%M#?.iff*&quot; *&quot;AGS:Screenshots/y/*&quot; QUIET &gt;NIL: *ndelete *&quot;%P%M#?.iff*&quot; QUIET &gt;NIL:&quot; &gt;&gt; T:CopyCommandstoFilter" calcext:value-type="string">
            <text:p>list all files AGS: PAT=(y#?.run) LFORMAT="copy *"%P%M.txt*" *"AGS:ProgramText/y/*" QUIET &gt;NIL: *ndelete *"%P%M.txt*" QUIET &gt;NIL: *ncopy *"%P%M#?.iff*" *"AGS:Screenshots/y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7];[.B127];[.C127];[.D127];[.E127];[.F127];[.G127];[.H127];[.I127];[.J127];[.K127];[.L127];[.M127];[.N127];[.O127];[.P127])" office:value-type="string" office:string-value="list all files AGS: PAT=(z#?.run) LFORMAT=&quot;copy *&quot;%P%M.txt*&quot; *&quot;AGS:ProgramText/z/*&quot; QUIET &gt;NIL: *ndelete *&quot;%P%M.txt*&quot; QUIET &gt;NIL: *ncopy *&quot;%P%M#?.iff*&quot; *&quot;AGS:Screenshots/z/*&quot; QUIET &gt;NIL: *ndelete *&quot;%P%M#?.iff*&quot; QUIET &gt;NIL:&quot; &gt;&gt; T:CopyCommandstoFilter" calcext:value-type="string">
            <text:p>list all files AGS: PAT=(z#?.run) LFORMAT="copy *"%P%M.txt*" *"AGS:ProgramText/z/*" QUIET &gt;NIL: *ndelete *"%P%M.txt*" QUIET &gt;NIL: *ncopy *"%P%M#?.iff*" *"AGS:Screenshots/z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8];[.B128];[.C128];[.D128];[.E128];[.F128];[.G128];[.H128];[.I128];[.J128];[.K128];[.L128];[.M128];[.N128];[.O128];[.P128])" office:value-type="string" office:string-value="list all files AGS: PAT=([#?.run) LFORMAT=&quot;copy *&quot;%P%M.txt*&quot; *&quot;AGS:ProgramText/[/*&quot; QUIET &gt;NIL: *ndelete *&quot;%P%M.txt*&quot; QUIET &gt;NIL: *ncopy *&quot;%P%M#?.iff*&quot; *&quot;AGS:Screenshots/[/*&quot; QUIET &gt;NIL: *ndelete *&quot;%P%M#?.iff*&quot; QUIET &gt;NIL:&quot; &gt;&gt; T:CopyCommandstoFilter" calcext:value-type="string">
            <text:p>list all files AGS: PAT=([#?.run) LFORMAT="copy *"%P%M.txt*" *"AGS:ProgramText/[/*" QUIET &gt;NIL: *ndelete *"%P%M.txt*" QUIET &gt;NIL: *ncopy *"%P%M#?.iff*" *"AGS:Screenshots/[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9];[.B129];[.C129];[.D129];[.E129];[.F129];[.G129];[.H129];[.I129];[.J129];[.K129];[.L129];[.M129];[.N129];[.O129];[.P129])" office:value-type="string" office:string-value="list all files AGS: PAT=(-#?.run) LFORMAT=&quot;copy *&quot;%P%M.txt*&quot; *&quot;AGS:ProgramText/-/*&quot; QUIET &gt;NIL: *ndelete *&quot;%P%M.txt*&quot; QUIET &gt;NIL: *ncopy *&quot;%P%M#?.iff*&quot; *&quot;AGS:Screenshots/-/*&quot; QUIET &gt;NIL: *ndelete *&quot;%P%M#?.iff*&quot; QUIET &gt;NIL:&quot; &gt;&gt; T:CopyCommandstoFilter" calcext:value-type="string">
            <text:p>list all files AGS: PAT=(-#?.run) LFORMAT="copy *"%P%M.txt*" *"AGS:ProgramText/-/*" QUIET &gt;NIL: *ndelete *"%P%M.txt*" QUIET &gt;NIL: *ncopy *"%P%M#?.iff*" *"AGS:Screenshots/-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30];[.B130];[.C130];[.D130];[.E130];[.F130];[.G130];[.H130];[.I130];[.J130];[.K130];[.L130];[.M130];[.N130];[.O130];[.P130])" office:value-type="string" office:string-value="list all files AGS: PAT=(+#?.run) LFORMAT=&quot;copy *&quot;%P%M.txt*&quot; *&quot;AGS:ProgramText/+/*&quot; QUIET &gt;NIL: *ndelete *&quot;%P%M.txt*&quot; QUIET &gt;NIL: *ncopy *&quot;%P%M#?.iff*&quot; *&quot;AGS:Screenshots/+/*&quot; QUIET &gt;NIL: *ndelete *&quot;%P%M#?.iff*&quot; QUIET &gt;NIL:&quot; &gt;&gt; T:CopyCommandstoFilter" calcext:value-type="string">
            <text:p>list all files AGS: PAT=(+#?.run) LFORMAT="copy *"%P%M.txt*" *"AGS:ProgramText/+/*" QUIET &gt;NIL: *ndelete *"%P%M.txt*" QUIET &gt;NIL: *ncopy *"%P%M#?.iff*" *"AGS:Screenshots/+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cript creation complete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1];[.B131];[.C131];[.D131];[.E131];[.F131];[.G131];[.H131];[.J131];[.K131];[.L131];[.P131])" office:value-type="string" office:string-value="Echo &quot;Script creation complete&quot;" calcext:value-type="string">
            <text:p>Echo "Script creation complete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ltering script to clean up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2];[.B132];[.C132];[.D132];[.E132];[.F132];[.G132];[.H132];[.J132];[.K132];[.L132];[.P132])" office:value-type="string" office:string-value="Echo &quot;Filtering script to clean up commands&quot;" calcext:value-type="string">
            <text:p>Echo "Filtering script to clean up command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33];[.B133];[.C133];[.D133];[.E133];[.F133];[.G133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rx AGSBackup:AmendCopyScript.rexx T:CopyCommandstoFilter T:FixCopyCommands</text:p>
          </table:table-cell>
          <table:table-cell table:number-columns-repeated="16"/>
          <table:table-cell table:formula="of:=CONCATENATE([.A134];[.B134];[.C134];[.D134];[.E134];[.F134];[.G134];[.H134];[.J134];[.K134];[.L134];[.P134])" office:value-type="string" office:string-value="rx AGSBackup:AmendCopyScript.rexx T:CopyCommandstoFilter T:FixCopyCommands" calcext:value-type="string">
            <text:p>rx AGSBackup:AmendCopyScript.rexx T:CopyCommandstoFilter T:FixCopyCommands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them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5];[.B135];[.C135];[.D135];[.E135];[.F135];[.G135];[.H135];[.J135];[.K135];[.L135];[.P135])" office:value-type="string" office:string-value="Echo &quot;Creating script to modify AGS themes&quot;" calcext:value-type="string">
            <text:p>Echo "Creating script to modify AGS themes"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list all files AGS: PAT=</text:p>
          </table:table-cell>
          <table:table-cell table:style-name="ce1" office:value-type="string" calcext:value-type="string">
            <text:p>(#?.conf) LFORMAT="echo *"</text:p>
          </table:table-cell>
          <table:table-cell table:style-name="ce1" office:value-type="string" calcext:value-type="string">
            <text:p>menu_folder = AGS:Menu/</text:p>
          </table:table-cell>
          <table:table-cell table:style-name="ce1" office:value-type="string" calcext:value-type="string">
            <text:p>*" &gt;&gt; </text:p>
          </table:table-cell>
          <table:table-cell table:style-name="ce1" office:value-type="string" calcext:value-type="string">
            <text:p>*"%p%N*"</text:p>
          </table:table-cell>
          <table:table-cell table:style-name="ce1" office:value-type="string" calcext:value-type="string">
            <text:p>*necho </text:p>
          </table:table-cell>
          <table:table-cell table:style-name="ce1" office:value-type="string" calcext:value-type="string">
            <text:p>*"screenshot_dir = AGS:Screenshots/</text:p>
          </table:table-cell>
          <table:table-cell table:style-name="ce1" office:value-type="string" calcext:value-type="string">
            <text:p>*"text_dir = AGS:ProgramText/</text:p>
          </table:table-cell>
          <table:table-cell table:style-name="ce1"/>
          <table:table-cell table:style-name="ce1" office:value-type="string" calcext:value-type="string">
            <text:p>*"exclude_central_location = Emulators</text:p>
          </table:table-cell>
          <table:table-cell table:style-name="ce1" office:value-type="string" calcext:value-type="string">
            <text:p>*"non_central_picture_suffix = </text:p>
          </table:table-cell>
          <table:table-cell table:style-name="ce1" office:value-type="string" calcext:value-type="string">
            <text:p>_AGARTG_</text:p>
          </table:table-cell>
          <table:table-cell table:style-name="ce1" table:number-columns-repeated="3"/>
          <table:table-cell table:style-name="ce1" office:value-type="string" calcext:value-type="string">
            <text:p>" &gt;&gt; T:CopyCommands2</text:p>
          </table:table-cell>
          <table:table-cell table:style-name="ce1"/>
          <table:table-cell table:style-name="ce1" table:formula="of:=CONCATENATE([.A136];[.B136];[.C136];[.D136];[.E136];[.F136];[.G136];[.D136];[.E136];[.F136];[.J136];[.D136];[.E136];[.F136];[.H136];[.D136];[.E136];[.F136];[.K136];[.L136];[.D136];[.E136];[.P136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ProgramText/*&quot; &gt;&gt; *&quot;%p%N*&quot;*necho *&quot;non_central_picture_suffix = _AGARTG_*&quot; &gt;&gt; *&quot;%p%N*&quot;&quot; &gt;&gt; T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ProgramText/*" &gt;&gt; *"%p%N*"*necho *"non_central_picture_suffix = _AGARTG_*" &gt;&gt; *"%p%N*"" &gt;&gt; T:CopyCommands2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list AGS: PAT=(#?.ags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&gt;NIL: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7];[.B137];[.C137];[.D137];[.E137];;[.F137];;[.G137];[.H137];[.I137];[.J137];[.K137];[.L137];[.P137])" office:value-type="string" office:string-value="list AGS: PAT=(#?.ags) Lformat=&quot;copy *&quot;%P%N*&quot; *&quot;AGS:Menu/%N*&quot; ALL *ncopy *&quot;%p%m.txt*&quot; *&quot;AGS:Menu/*&quot; *ndelete *&quot;%P%M.txt*&quot; QUIET FORCE ALL &gt;NIL:*ndelete *&quot;%P%N*&quot; QUIET FORCE ALL &gt;NIL:&quot; &gt;&gt; T:CopyCommands3" calcext:value-type="string">
            <text:p>list AGS: PAT=(#?.ags) Lformat="copy *"%P%N*" *"AGS:Menu/%N*" ALL *ncopy *"%p%m.txt*" *"AGS:Menu/*" *ndelete *"%P%M.txt*" QUIET FORCE ALL &gt;NIL:*ndelete *"%P%N*" QUIET FORCE ALL &gt;NIL: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GS: PAT=(#?.agz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&gt;NIL: 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8];[.B138];[.C138];[.D138];[.E138];;[.F138];;[.G138];[.H138];[.I138];[.J138];[.K138];[.L138];[.P138])" office:value-type="string" office:string-value="list AGS: PAT=(#?.agz) Lformat=&quot;copy *&quot;%P%N*&quot; *&quot;AGS:Menu/%N*&quot; ALL *ncopy *&quot;%p%m.txt*&quot; *&quot;AGS:Menu/*&quot; *ndelete *&quot;%P%M.txt*&quot; QUIET FORCE ALL &gt;NIL: *ndelete *&quot;%P%N*&quot; QUIET FORCE ALL &gt;NIL:&quot; &gt;&gt; T:CopyCommands3" calcext:value-type="string">
            <text:p>list AGS: PAT=(#?.agz) Lformat="copy *"%P%N*" *"AGS:Menu/%N*" ALL *ncopy *"%p%m.txt*" *"AGS:Menu/*" *ndelete *"%P%M.txt*" QUIET FORCE ALL &gt;NIL: *ndelete *"%P%N*" QUIET FORCE ALL &gt;NIL: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GS: PAT=(#?.run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n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N*" QUIET FORCE ALL &gt;NIL: </text:p>
          </table:table-cell>
          <table:table-cell table:number-columns-repeated="8"/>
          <table:table-cell office:value-type="string" calcext:value-type="string">
            <text:p>" &gt;&gt; T:CopyCommands3</text:p>
          </table:table-cell>
          <table:table-cell/>
          <table:table-cell table:formula="of:=CONCATENATE([.A139];[.B139];[.C139];[.D139];[.E139];;[.F139];;[.G139];[.H139];[.I139];[.J139];[.K139];[.L139];[.P139])" office:value-type="string" office:string-value="list AGS: PAT=(#?.run) Lformat=&quot;copy *&quot;%P%N*&quot; *&quot;AGS:Menu/%N*&quot; ALL *ncopy *&quot;%p%n*&quot; *&quot;AGS:Menu/*&quot; *ndelete *&quot;%P%N*&quot; QUIET FORCE ALL &gt;NIL: &quot; &gt;&gt; T:CopyCommands3" calcext:value-type="string">
            <text:p>list AGS: PAT=(#?.run) Lformat="copy *"%P%N*" *"AGS:Menu/%N*" ALL *ncopy *"%p%n*" *"AGS:Menu/*" *ndelete *"%P%N*" QUIET FORCE ALL &gt;NIL: 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" &gt;&gt; T:CopyCommands3</text:p>
          </table:table-cell>
          <table:table-cell/>
          <table:table-cell table:formula="of:=CONCATENATE([.A140];[.B140];[.C140];[.D140];[.E140];[.F140];[.G140];[.H140];[.J140];[.K140];[.L140];[.P140])" office:value-type="string" office:string-value="Echo &quot;Failat 10&quot; &gt;&gt; T:CopyCommands3" calcext:value-type="string">
            <text:p>Echo "Failat 10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T:CopyCommands1 </text:p>
          </table:table-cell>
          <table:table-cell office:value-type="string" calcext:value-type="string">
            <text:p>T:FixCopyCommands </text:p>
          </table:table-cell>
          <table:table-cell office:value-type="string" calcext:value-type="string">
            <text:p>T:CopyCommands2 </text:p>
          </table:table-cell>
          <table:table-cell office:value-type="string" calcext:value-type="string">
            <text:p>T:CopyCommands3 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T:FinalCommands1</text:p>
          </table:table-cell>
          <table:table-cell table:number-columns-repeated="9"/>
          <table:table-cell table:formula="of:=CONCATENATE([.A141];[.B141];[.C141];[.D141];[.E141];[.F141];[.G141];[.H141])" office:value-type="string" office:string-value="JOIN T:CopyCommands1 T:FixCopyCommands T:CopyCommands2 T:CopyCommands3 as T:FinalCommands1" calcext:value-type="string">
            <text:p>JOIN T:CopyCommands1 T:FixCopyCommands T:CopyCommands2 T:CopyCommands3 as T:Final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2];[.B142];[.C142];[.D142];[.E142];[.F142];[.G142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3];[.B143];[.C143];[.D143];[.E143];[.F143];[.G143];[.H143];[.J143];[.K143];[.L143];[.P143])" office:value-type="string" office:string-value="Echo &quot;Running Commands to modify AGS install&quot;" calcext:value-type="string">
            <text:p>Echo "Running Commands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1</text:p>
          </table:table-cell>
          <table:table-cell table:number-columns-repeated="16"/>
          <table:table-cell table:formula="of:=CONCATENATE([.A144];[.B144];[.C144];[.D144];[.E144];[.F144];[.G144];[.H144];[.J144];[.K144];[.L144];[.P144])" office:value-type="string" office:string-value="execute T:FinalCommands1" calcext:value-type="string">
            <text:p>execute T:Final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rename screenshots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5];[.B145];[.C145];[.D145];[.E145];[.F145];[.G145];[.H145];[.J145];[.K145];[.L145];[.P145])" office:value-type="string" office:string-value="Echo &quot;Creating script to rename screenshotsRunning Commands to modify AGS install&quot;" calcext:value-type="string">
            <text:p>Echo "Creating script to rename screenshotsRunning Commands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 &gt;NIL: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146];[.B146];[.C146];[.D146];[.E146];[.F146];[.G146];[.H146];[.J146];[.K146];[.L146];[.P146])" office:value-type="string" office:string-value="list all files &quot;AGS:Menu/&quot; PAT=(#?.iff) LFORMAT=&quot;rename *&quot;%P%N*&quot; to *&quot;%P%m_AGARTG_.iff*&quot; &gt;NIL:&quot; &gt;&gt; T:FinalCommands2" calcext:value-type="string">
            <text:p>list all files "AGS:Menu/" PAT=(#?.iff) LFORMAT="rename *"%P%N*" to *"%P%m_AGARTG_.iff*" &gt;NIL:" &gt;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7];[.B147];[.C147];[.D147];[.E147];[.F147];[.G147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enaming screenshot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8];[.B148];[.C148];[.D148];[.E148];[.F148];[.G148];[.H148];[.J148];[.K148];[.L148];[.P148])" office:value-type="string" office:string-value="Echo &quot;Renaming screenshots&quot;" calcext:value-type="string">
            <text:p>Echo "Renaming screenshot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49];[.B149];[.C149];[.D149];[.E149];[.F149];[.G149];[.H149];[.J149];[.K149];[.L149];[.P149])" office:value-type="string" office:string-value="execute T:FinalCommands2" calcext:value-type="string">
            <text:p>execute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50];[.B150];[.C150];[.D150];[.E150];[.F150];[.G150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change script references from AGS: to AGS:Menu 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51];[.B151];[.C151];[.D151];[.E151];[.F151];[.G151];[.H151];[.J151];[.K151];[.L151];[.P151])" office:value-type="string" office:string-value="Echo &quot;Creating script to change script references from AGS: to AGS:Menu &quot;" calcext:value-type="string">
            <text:p>Echo "Creating script to change script references from AGS: to AGS:Menu 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Demo</text:p>
          </table:table-cell>
          <table:table-cell office:value-type="string" calcext:value-type="string">
            <text:p><text:s/>to </text:p>
          </table:table-cell>
          <table:table-cell table:formula="of:=[.C152]" office:value-type="string" office:string-value="AGS_Drive:AGS2/Scripts/" calcext:value-type="string">
            <text:p>AGS_Drive:AGS2/Scripts/</text:p>
          </table:table-cell>
          <table:table-cell table:formula="of:=[.D152]" office:value-type="string" office:string-value="Random_Demo" calcext:value-type="string">
            <text:p>Random_Dem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2];[.B152];[.C152];[.D152];[.E152];[.F152];[.G152];[.H152];[.I152];[.J152];[.K152];[.L152];[.M152];[.N152];[.O152];[.P152])" office:value-type="string" office:string-value="Echo &quot;Searchreplace FROM AGS_Drive:AGS2/Scripts/Random_Demo to AGS_Drive:AGS2/Scripts/Random_Demo SEARCH AGS: REPLACE AGS:Menu/ INPLACE&quot; &gt;&gt; T:FinalCommands3" calcext:value-type="string">
            <text:p>Echo "Searchreplace FROM AGS_Drive:AGS2/Scripts/Random_Demo to AGS_Drive:AGS2/Scripts/Random_Demo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Theme</text:p>
          </table:table-cell>
          <table:table-cell office:value-type="string" calcext:value-type="string">
            <text:p><text:s/>to </text:p>
          </table:table-cell>
          <table:table-cell table:formula="of:=[.C153]" office:value-type="string" office:string-value="AGS_Drive:AGS2/Scripts/" calcext:value-type="string">
            <text:p>AGS_Drive:AGS2/Scripts/</text:p>
          </table:table-cell>
          <table:table-cell table:formula="of:=[.D153]" office:value-type="string" office:string-value="Random_Theme" calcext:value-type="string">
            <text:p>Random_The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3];[.B153];[.C153];[.D153];[.E153];[.F153];[.G153];[.H153];[.I153];[.J153];[.K153];[.L153];[.M153];[.N153];[.O153];[.P153])" office:value-type="string" office:string-value="Echo &quot;Searchreplace FROM AGS_Drive:AGS2/Scripts/Random_Theme to AGS_Drive:AGS2/Scripts/Random_Theme SEARCH AGS: REPLACE AGS:Menu/ INPLACE&quot; &gt;&gt; T:FinalCommands3" calcext:value-type="string">
            <text:p>Echo "Searchreplace FROM AGS_Drive:AGS2/Scripts/Random_Theme to AGS_Drive:AGS2/Scripts/Random_Theme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Game</text:p>
          </table:table-cell>
          <table:table-cell office:value-type="string" calcext:value-type="string">
            <text:p><text:s/>to </text:p>
          </table:table-cell>
          <table:table-cell table:formula="of:=[.C154]" office:value-type="string" office:string-value="AGS_Drive:AGS2/Scripts/" calcext:value-type="string">
            <text:p>AGS_Drive:AGS2/Scripts/</text:p>
          </table:table-cell>
          <table:table-cell table:formula="of:=[.D154]" office:value-type="string" office:string-value="Random_Game" calcext:value-type="string">
            <text:p>Random_Ga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4];[.B154];[.C154];[.D154];[.E154];[.F154];[.G154];[.H154];[.I154];[.J154];[.K154];[.L154];[.M154];[.N154];[.O154];[.P154])" office:value-type="string" office:string-value="Echo &quot;Searchreplace FROM AGS_Drive:AGS2/Scripts/Random_Game to AGS_Drive:AGS2/Scripts/Random_Game SEARCH AGS: REPLACE AGS:Menu/ INPLACE&quot; &gt;&gt; T:FinalCommands3" calcext:value-type="string">
            <text:p>Echo "Searchreplace FROM AGS_Drive:AGS2/Scripts/Random_Game to AGS_Drive:AGS2/Scripts/Random_Game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Check_Drives</text:p>
          </table:table-cell>
          <table:table-cell office:value-type="string" calcext:value-type="string">
            <text:p><text:s/>to </text:p>
          </table:table-cell>
          <table:table-cell table:formula="of:=[.C155]" office:value-type="string" office:string-value="AGS_Drive:AGS2/Scripts/" calcext:value-type="string">
            <text:p>AGS_Drive:AGS2/Scripts/</text:p>
          </table:table-cell>
          <table:table-cell table:formula="of:=[.D155]" office:value-type="string" office:string-value="Check_Drives" calcext:value-type="string">
            <text:p>Check_Drive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5];[.B155];[.C155];[.D155];[.E155];[.F155];[.G155];[.H155];[.I155];[.J155];[.K155];[.L155];[.M155];[.N155];[.O155];[.P155])" office:value-type="string" office:string-value="Echo &quot;Searchreplace FROM AGS_Drive:AGS2/Scripts/Check_Drives to AGS_Drive:AGS2/Scripts/Check_Drives SEARCH AGS: REPLACE AGS:Menu/ INPLACE&quot; &gt;&gt; T:FinalCommands3" calcext:value-type="string">
            <text:p>Echo "Searchreplace FROM AGS_Drive:AGS2/Scripts/Check_Drives to AGS_Drive:AGS2/Scripts/Check_Drives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Disable</text:p>
          </table:table-cell>
          <table:table-cell office:value-type="string" calcext:value-type="string">
            <text:p><text:s/>to </text:p>
          </table:table-cell>
          <table:table-cell table:formula="of:=[.C156]" office:value-type="string" office:string-value="AGS_Drive:AGS2/Scripts/" calcext:value-type="string">
            <text:p>AGS_Drive:AGS2/Scripts/</text:p>
          </table:table-cell>
          <table:table-cell table:formula="of:=[.D156]" office:value-type="string" office:string-value="Expert_Disable" calcext:value-type="string">
            <text:p>Expert_Disabl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6];[.B156];[.C156];[.D156];[.E156];[.F156];[.G156];[.H156];[.I156];[.J156];[.K156];[.L156];[.M156];[.N156];[.O156];[.P156])" office:value-type="string" office:string-value="Echo &quot;Searchreplace FROM AGS_Drive:AGS2/Scripts/Expert_Disable to AGS_Drive:AGS2/Scripts/Expert_Disable SEARCH AGS: REPLACE AGS:Menu/ INPLACE&quot; &gt;&gt; T:FinalCommands3" calcext:value-type="string">
            <text:p>Echo "Searchreplace FROM AGS_Drive:AGS2/Scripts/Expert_Disable to AGS_Drive:AGS2/Scripts/Expert_Disable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Add</text:p>
          </table:table-cell>
          <table:table-cell office:value-type="string" calcext:value-type="string">
            <text:p><text:s/>to </text:p>
          </table:table-cell>
          <table:table-cell table:formula="of:=[.C157]" office:value-type="string" office:string-value="AGS_Drive:AGS2/Scripts/" calcext:value-type="string">
            <text:p>AGS_Drive:AGS2/Scripts/</text:p>
          </table:table-cell>
          <table:table-cell table:formula="of:=[.D157]" office:value-type="string" office:string-value="Expert_Fave_Add" calcext:value-type="string">
            <text:p>Expert_Fave_Add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7];[.B157];[.C157];[.D157];[.E157];[.F157];[.G157];[.H157];[.I157];[.J157];[.K157];[.L157];[.M157];[.N157];[.O157];[.P157])" office:value-type="string" office:string-value="Echo &quot;Searchreplace FROM AGS_Drive:AGS2/Scripts/Expert_Fave_Add to AGS_Drive:AGS2/Scripts/Expert_Fave_Add SEARCH AGS: REPLACE AGS:Menu/ INPLACE&quot; &gt;&gt; T:FinalCommands3" calcext:value-type="string">
            <text:p>Echo "Searchreplace FROM AGS_Drive:AGS2/Scripts/Expert_Fave_Add to AGS_Drive:AGS2/Scripts/Expert_Fave_Add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Del</text:p>
          </table:table-cell>
          <table:table-cell office:value-type="string" calcext:value-type="string">
            <text:p><text:s/>to </text:p>
          </table:table-cell>
          <table:table-cell table:formula="of:=[.C158]" office:value-type="string" office:string-value="AGS_Drive:AGS2/Scripts/" calcext:value-type="string">
            <text:p>AGS_Drive:AGS2/Scripts/</text:p>
          </table:table-cell>
          <table:table-cell table:formula="of:=[.D158]" office:value-type="string" office:string-value="Expert_Fave_Del" calcext:value-type="string">
            <text:p>Expert_Fave_Del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8];[.B158];[.C158];[.D158];[.E158];[.F158];[.G158];[.H158];[.I158];[.J158];[.K158];[.L158];[.M158];[.N158];[.O158];[.P158])" office:value-type="string" office:string-value="Echo &quot;Searchreplace FROM AGS_Drive:AGS2/Scripts/Expert_Fave_Del to AGS_Drive:AGS2/Scripts/Expert_Fave_Del SEARCH AGS: REPLACE AGS:Menu/ INPLACE&quot; &gt;&gt; T:FinalCommands3" calcext:value-type="string">
            <text:p>Echo "Searchreplace FROM AGS_Drive:AGS2/Scripts/Expert_Fave_Del to AGS_Drive:AGS2/Scripts/Expert_Fave_Del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Info</text:p>
          </table:table-cell>
          <table:table-cell office:value-type="string" calcext:value-type="string">
            <text:p><text:s/>to </text:p>
          </table:table-cell>
          <table:table-cell table:formula="of:=[.C159]" office:value-type="string" office:string-value="AGS_Drive:AGS2/Scripts/" calcext:value-type="string">
            <text:p>AGS_Drive:AGS2/Scripts/</text:p>
          </table:table-cell>
          <table:table-cell table:formula="of:=[.D159]" office:value-type="string" office:string-value="Expert_Info" calcext:value-type="string">
            <text:p>Expert_Inf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9];[.B159];[.C159];[.D159];[.E159];[.F159];[.G159];[.H159];[.I159];[.J159];[.K159];[.L159];[.M159];[.N159];[.O159];[.P159])" office:value-type="string" office:string-value="Echo &quot;Searchreplace FROM AGS_Drive:AGS2/Scripts/Expert_Info to AGS_Drive:AGS2/Scripts/Expert_Info SEARCH AGS: REPLACE AGS:Menu/ INPLACE&quot; &gt;&gt; T:FinalCommands3" calcext:value-type="string">
            <text:p>Echo "Searchreplace FROM AGS_Drive:AGS2/Scripts/Expert_Info to AGS_Drive:AGS2/Scripts/Expert_Info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My_Program_Add</text:p>
          </table:table-cell>
          <table:table-cell office:value-type="string" calcext:value-type="string">
            <text:p><text:s/>to </text:p>
          </table:table-cell>
          <table:table-cell table:formula="of:=[.C160]" office:value-type="string" office:string-value="AGS_Drive:AGS2/Scripts/" calcext:value-type="string">
            <text:p>AGS_Drive:AGS2/Scripts/</text:p>
          </table:table-cell>
          <table:table-cell table:formula="of:=[.D160]" office:value-type="string" office:string-value="My_Program_Add" calcext:value-type="string">
            <text:p>My_Program_Add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60];[.B160];[.C160];[.D160];[.E160];[.F160];[.G160];[.H160];[.I160];[.J160];[.K160];[.L160];[.M160];[.N160];[.O160];[.P160])" office:value-type="string" office:string-value="Echo &quot;Searchreplace FROM AGS_Drive:AGS2/Scripts/My_Program_Add to AGS_Drive:AGS2/Scripts/My_Program_Add SEARCH AGS: REPLACE AGS:Menu/ INPLACE&quot; &gt;&gt; T:FinalCommands3" calcext:value-type="string">
            <text:p>Echo "Searchreplace FROM AGS_Drive:AGS2/Scripts/My_Program_Add to AGS_Drive:AGS2/Scripts/My_Program_Add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Start_AGS</text:p>
          </table:table-cell>
          <table:table-cell office:value-type="string" calcext:value-type="string">
            <text:p><text:s/>to </text:p>
          </table:table-cell>
          <table:table-cell table:formula="of:=[.C161]" office:value-type="string" office:string-value="AGS_Drive:AGS2/Scripts/" calcext:value-type="string">
            <text:p>AGS_Drive:AGS2/Scripts/</text:p>
          </table:table-cell>
          <table:table-cell table:formula="of:=[.D161]" office:value-type="string" office:string-value="Start_AGS" calcext:value-type="string">
            <text:p>Start_AG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Options.ags</text:p>
          </table:table-cell>
          <table:table-cell office:value-type="string" calcext:value-type="string">
            <text:p>option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1]" office:value-type="string" office:string-value="options.ags" calcext:value-type="string">
            <text:p>option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1];[.B161];[.C161];[.D161];[.E161];[.F161];[.G161];[.H161];[.I161];[.J161];[.K161];[.L161];[.M161];[.N161];[.O161];[.P161])" office:value-type="string" office:string-value="Echo &quot;Searchreplace FROM AGS_Drive:AGS2/Scripts/Start_AGS to AGS_Drive:AGS2/Scripts/Start_AGS SEARCH AGS:Options.agsoptions.ags REPLACE AGS:Menu/options.ags INPLACE&quot; &gt;&gt; T:FinalCommands3" calcext:value-type="string">
            <text:p>Echo "Searchreplace FROM AGS_Drive:AGS2/Scripts/Start_AGS to AGS_Drive:AGS2/Scripts/Start_AGS SEARCH AGS:Options.agsoptions.ags REPLACE AGS:Menu/options.ags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Themes_RTGtoAGA</text:p>
          </table:table-cell>
          <table:table-cell office:value-type="string" calcext:value-type="string">
            <text:p><text:s/>to </text:p>
          </table:table-cell>
          <table:table-cell table:formula="of:=[.C162]" office:value-type="string" office:string-value="AGS_Drive:AGS2/Scripts/" calcext:value-type="string">
            <text:p>AGS_Drive:AGS2/Scripts/</text:p>
          </table:table-cell>
          <table:table-cell table:formula="of:=[.D162]" office:value-type="string" office:string-value="Themes_RTGtoAGA" calcext:value-type="string">
            <text:p>Themes_RTGtoAGA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Theme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2]" office:value-type="string" office:string-value="Themes.ags" calcext:value-type="string">
            <text:p>Theme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2];[.B162];[.C162];[.D162];[.E162];[.F162];[.G162];[.H162];[.I162];[.J162];[.K162];[.L162];[.M162];[.N162];[.O162];[.P162])" office:value-type="string" office:string-value="Echo &quot;Searchreplace FROM AGS_Drive:AGS2/Scripts/Themes_RTGtoAGA to AGS_Drive:AGS2/Scripts/Themes_RTGtoAGA SEARCH AGS:Themes.ags REPLACE AGS:Menu/Themes.ags INPLACE&quot; &gt;&gt; T:FinalCommands3" calcext:value-type="string">
            <text:p>Echo "Searchreplace FROM AGS_Drive:AGS2/Scripts/Themes_RTGtoAGA to AGS_Drive:AGS2/Scripts/Themes_RTGtoAGA SEARCH AGS:Themes.ags REPLACE AGS:Menu/Themes.ags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Themes_AGAtoRTG</text:p>
          </table:table-cell>
          <table:table-cell office:value-type="string" calcext:value-type="string">
            <text:p><text:s/>to </text:p>
          </table:table-cell>
          <table:table-cell table:formula="of:=[.C163]" office:value-type="string" office:string-value="AGS_Drive:AGS2/Scripts/" calcext:value-type="string">
            <text:p>AGS_Drive:AGS2/Scripts/</text:p>
          </table:table-cell>
          <table:table-cell table:formula="of:=[.D163]" office:value-type="string" office:string-value="Themes_AGAtoRTG" calcext:value-type="string">
            <text:p>Themes_AGAtoRTG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Theme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3]" office:value-type="string" office:string-value="Themes.ags" calcext:value-type="string">
            <text:p>Theme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3];[.B163];[.C163];[.D163];[.E163];[.F163];[.G163];[.H163];[.I163];[.J163];[.K163];[.L163];[.M163];[.N163];[.O163];[.P163])" office:value-type="string" office:string-value="Echo &quot;Searchreplace FROM AGS_Drive:AGS2/Scripts/Themes_AGAtoRTG to AGS_Drive:AGS2/Scripts/Themes_AGAtoRTG SEARCH AGS:Themes.ags REPLACE AGS:Menu/Themes.ags INPLACE&quot; &gt;&gt; T:FinalCommands3" calcext:value-type="string">
            <text:p>Echo "Searchreplace FROM AGS_Drive:AGS2/Scripts/Themes_AGAtoRTG to AGS_Drive:AGS2/Scripts/Themes_AGAtoRTG SEARCH AGS:Themes.ags REPLACE AGS:Menu/Themes.ags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Menu PAT=(#?.run) LFORMAT="</text:p>
          </table:table-cell>
          <table:table-cell office:value-type="string" calcext:value-type="string">
            <text:p>Searchreplace FROM *"</text:p>
          </table:table-cell>
          <table:table-cell office:value-type="string" calcext:value-type="string">
            <text:p>%P%N</text:p>
          </table:table-cell>
          <table:table-cell office:value-type="string" calcext:value-type="string">
            <text:p>*" to *"</text:p>
          </table:table-cell>
          <table:table-cell table:formula="of:=[.C164]" office:value-type="string" office:string-value="%P%N" calcext:value-type="string">
            <text:p>%P%N</text:p>
          </table:table-cell>
          <table:table-cell office:value-type="string" calcext:value-type="string">
            <text:p>*" SEARCH </text:p>
          </table:table-cell>
          <table:table-cell office:value-type="string" calcext:value-type="string">
            <text:p>AGS:+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+</text:p>
          </table:table-cell>
          <table:table-cell office:value-type="string" calcext:value-type="string">
            <text:p><text:s/>INPLACE</text:p>
          </table:table-cell>
          <table:table-cell table:number-columns-repeated="5"/>
          <table:table-cell office:value-type="string" calcext:value-type="string">
            <text:p>" &gt;&gt; T:FinalCommands3</text:p>
          </table:table-cell>
          <table:table-cell/>
          <table:table-cell table:formula="of:=CONCATENATE([.A164];[.B164];[.C164];[.D164];[.E164];[.F164];[.G164];[.H164];[.I164];[.J164];[.K164];[.L164];[.M164];[.N164];[.O164];[.P164])" office:value-type="string" office:string-value="list all files AGS:Menu PAT=(#?.run) LFORMAT=&quot;Searchreplace FROM *&quot;%P%N*&quot; to *&quot;%P%N*&quot; SEARCH AGS:+ REPLACE AGS:Menu/+ INPLACE&quot; &gt;&gt; T:FinalCommands3" calcext:value-type="string">
            <text:p>list all files AGS:Menu PAT=(#?.run) LFORMAT="Searchreplace FROM *"%P%N*" to *"%P%N*" SEARCH AGS:+ REPLACE AGS:Menu/+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5];[.B165];[.C165];[.D165];[.E165];[.F165];[.G165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hanging script referenc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6];[.B166];[.C166];[.D166];[.E166];[.F166];[.G166];[.H166];[.J166];[.K166];[.L166];[.P166])" office:value-type="string" office:string-value="Echo &quot;Changing script references&quot;" calcext:value-type="string">
            <text:p>Echo "Changing script reference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3a</text:p>
          </table:table-cell>
          <table:table-cell table:number-columns-repeated="16"/>
          <table:table-cell table:formula="of:=CONCATENATE([.A167];[.B167];[.C167];[.D167];[.E167];[.F167];[.G167];[.H167];[.J167];[.K167];[.L167];[.P167])" office:value-type="string" office:string-value="execute T:FinalCommands3a" calcext:value-type="string">
            <text:p>execute T:FinalCommands3a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8];[.B168];[.C168];[.D168];[.E168];[.F168];[.G168];[.H168];[.J168];[.K168];[.L168];[.P168])" office:value-type="string" office:string-value="Echo &quot;Finished!&quot;" calcext:value-type="string">
            <text:p>Echo "Finished!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9];[.B169];[.C169];[.D169];[.E169];[.F169];[.G169])" office:value-type="string" office:string-value="date" calcext:value-type="string">
            <text:p>date</text:p>
          </table:table-cell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7:36:26.36039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38:08.981738000</meta:creation-date>
    <dc:date>2026-01-15T15:59:18.413891400</dc:date>
    <meta:editing-duration>PT14H4M50S</meta:editing-duration>
    <meta:editing-cycles>28</meta:editing-cycles>
    <meta:generator>LibreOffice/25.2.7.2$Windows_X86_64 LibreOffice_project/5cbfd1ab6520636bb5f7b99185aa69bd7456825d</meta:generator>
    <meta:document-statistic meta:table-count="2" meta:cell-count="2904" meta:object-count="0"/>
  </office:meta>
</office:document-meta>
</file>